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0.409144483" calcext:value-type="float">
            <text:p>310,409144483</text:p>
          </table:table-cell>
          <table:table-cell office:value-type="float" office:value="272.820364853" calcext:value-type="float">
            <text:p>272,820364853</text:p>
          </table:table-cell>
          <table:table-cell office:value-type="float" office:value="271.891184484" calcext:value-type="float">
            <text:p>271,891184484</text:p>
          </table:table-cell>
          <table:table-cell office:value-type="float" office:value="280.381792335" calcext:value-type="float">
            <text:p>280,381792335</text:p>
          </table:table-cell>
          <table:table-cell office:value-type="float" office:value="284.916943454" calcext:value-type="float">
            <text:p>284,916943454</text:p>
          </table:table-cell>
          <table:table-cell office:value-type="float" office:value="276.516457562" calcext:value-type="float">
            <text:p>276,516457562</text:p>
          </table:table-cell>
          <table:table-cell office:value-type="float" office:value="275.846878175" calcext:value-type="float">
            <text:p>275,846878175</text:p>
          </table:table-cell>
          <table:table-cell office:value-type="float" office:value="279.644164633" calcext:value-type="float">
            <text:p>279,644164633</text:p>
          </table:table-cell>
          <table:table-cell office:value-type="float" office:value="279.334506263" calcext:value-type="float">
            <text:p>279,334506263</text:p>
          </table:table-cell>
          <table:table-cell table:formula="of:=AVERAGE([.B2:.J2])" office:value-type="float" office:value="281.306826249111" calcext:value-type="float">
            <text:p>281,3068262491</text:p>
          </table:table-cell>
          <table:table-cell/>
          <table:table-cell table:formula="of:=TRIMMEAN([.B2:.K2];0.2)" office:value-type="float" office:value="278.845991690514" calcext:value-type="float">
            <text:p>278,845991690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7.41137276" calcext:value-type="float">
            <text:p>287,41137276</text:p>
          </table:table-cell>
          <table:table-cell office:value-type="float" office:value="273.629162695" calcext:value-type="float">
            <text:p>273,629162695</text:p>
          </table:table-cell>
          <table:table-cell office:value-type="float" office:value="269.97795892" calcext:value-type="float">
            <text:p>269,97795892</text:p>
          </table:table-cell>
          <table:table-cell office:value-type="float" office:value="281.821750801" calcext:value-type="float">
            <text:p>281,821750801</text:p>
          </table:table-cell>
          <table:table-cell office:value-type="float" office:value="284.118037373" calcext:value-type="float">
            <text:p>284,118037373</text:p>
          </table:table-cell>
          <table:table-cell office:value-type="float" office:value="280.633943194" calcext:value-type="float">
            <text:p>280,633943194</text:p>
          </table:table-cell>
          <table:table-cell office:value-type="float" office:value="278.653995552" calcext:value-type="float">
            <text:p>278,653995552</text:p>
          </table:table-cell>
          <table:table-cell office:value-type="float" office:value="273.18498107" calcext:value-type="float">
            <text:p>273,18498107</text:p>
          </table:table-cell>
          <table:table-cell office:value-type="float" office:value="286.371318214" calcext:value-type="float">
            <text:p>286,371318214</text:p>
          </table:table-cell>
          <table:table-cell table:formula="of:=AVERAGE([.B3:.J3])" office:value-type="float" office:value="279.533613397667" calcext:value-type="float">
            <text:p>279,5336133977</text:p>
          </table:table-cell>
          <table:table-cell/>
          <table:table-cell table:formula="of:=TRIMMEAN([.B3:.K3];0.2)" office:value-type="float" office:value="279.743350287083" calcext:value-type="float">
            <text:p>279,743350287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05454439" calcext:value-type="float">
            <text:p>271,105454439</text:p>
          </table:table-cell>
          <table:table-cell office:value-type="float" office:value="270.341586344" calcext:value-type="float">
            <text:p>270,341586344</text:p>
          </table:table-cell>
          <table:table-cell office:value-type="float" office:value="272.858917287" calcext:value-type="float">
            <text:p>272,858917287</text:p>
          </table:table-cell>
          <table:table-cell office:value-type="float" office:value="273.791109342" calcext:value-type="float">
            <text:p>273,791109342</text:p>
          </table:table-cell>
          <table:table-cell office:value-type="float" office:value="270.471170995" calcext:value-type="float">
            <text:p>270,471170995</text:p>
          </table:table-cell>
          <table:table-cell office:value-type="float" office:value="277.872012547" calcext:value-type="float">
            <text:p>277,872012547</text:p>
          </table:table-cell>
          <table:table-cell office:value-type="float" office:value="274.700122334" calcext:value-type="float">
            <text:p>274,700122334</text:p>
          </table:table-cell>
          <table:table-cell office:value-type="float" office:value="273.174145919" calcext:value-type="float">
            <text:p>273,174145919</text:p>
          </table:table-cell>
          <table:table-cell office:value-type="float" office:value="275.145376993" calcext:value-type="float">
            <text:p>275,145376993</text:p>
          </table:table-cell>
          <table:table-cell table:formula="of:=AVERAGE([.B4:.J4])" office:value-type="float" office:value="273.2733218" calcext:value-type="float">
            <text:p>273,2733218</text:p>
          </table:table-cell>
          <table:table-cell/>
          <table:table-cell table:formula="of:=TRIMMEAN([.B4:.K4];0.2)" office:value-type="float" office:value="273.064952388625" calcext:value-type="float">
            <text:p>273,064952388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9.63766601" calcext:value-type="float">
            <text:p>269,63766601</text:p>
          </table:table-cell>
          <table:table-cell office:value-type="float" office:value="271.066561926" calcext:value-type="float">
            <text:p>271,066561926</text:p>
          </table:table-cell>
          <table:table-cell office:value-type="float" office:value="275.586738528" calcext:value-type="float">
            <text:p>275,586738528</text:p>
          </table:table-cell>
          <table:table-cell office:value-type="float" office:value="279.742758191" calcext:value-type="float">
            <text:p>279,742758191</text:p>
          </table:table-cell>
          <table:table-cell office:value-type="float" office:value="281.788961491" calcext:value-type="float">
            <text:p>281,788961491</text:p>
          </table:table-cell>
          <table:table-cell office:value-type="float" office:value="283.609251799" calcext:value-type="float">
            <text:p>283,609251799</text:p>
          </table:table-cell>
          <table:table-cell office:value-type="float" office:value="279.891315261" calcext:value-type="float">
            <text:p>279,891315261</text:p>
          </table:table-cell>
          <table:table-cell office:value-type="float" office:value="278.239567579" calcext:value-type="float">
            <text:p>278,239567579</text:p>
          </table:table-cell>
          <table:table-cell office:value-type="float" office:value="283.992906072" calcext:value-type="float">
            <text:p>283,992906072</text:p>
          </table:table-cell>
          <table:table-cell table:formula="of:=AVERAGE([.B5:.J5])" office:value-type="float" office:value="278.172858539667" calcext:value-type="float">
            <text:p>278,1728585397</text:p>
          </table:table-cell>
          <table:table-cell/>
          <table:table-cell table:formula="of:=TRIMMEAN([.B5:.K5];0.2)" office:value-type="float" office:value="278.512251664333" calcext:value-type="float">
            <text:p>278,51225166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6.387540781" calcext:value-type="float">
            <text:p>266,387540781</text:p>
          </table:table-cell>
          <table:table-cell office:value-type="float" office:value="266.908112035" calcext:value-type="float">
            <text:p>266,908112035</text:p>
          </table:table-cell>
          <table:table-cell office:value-type="float" office:value="268.09518727" calcext:value-type="float">
            <text:p>268,09518727</text:p>
          </table:table-cell>
          <table:table-cell office:value-type="float" office:value="274.731712354" calcext:value-type="float">
            <text:p>274,731712354</text:p>
          </table:table-cell>
          <table:table-cell office:value-type="float" office:value="277.08222784" calcext:value-type="float">
            <text:p>277,08222784</text:p>
          </table:table-cell>
          <table:table-cell office:value-type="float" office:value="267.551186511" calcext:value-type="float">
            <text:p>267,551186511</text:p>
          </table:table-cell>
          <table:table-cell office:value-type="float" office:value="270.35013435" calcext:value-type="float">
            <text:p>270,35013435</text:p>
          </table:table-cell>
          <table:table-cell office:value-type="float" office:value="273.471798036" calcext:value-type="float">
            <text:p>273,471798036</text:p>
          </table:table-cell>
          <table:table-cell office:value-type="float" office:value="277.367504331" calcext:value-type="float">
            <text:p>277,367504331</text:p>
          </table:table-cell>
          <table:table-cell table:formula="of:=AVERAGE([.B6:.J6])" office:value-type="float" office:value="271.327267056444" calcext:value-type="float">
            <text:p>271,3272670564</text:p>
          </table:table-cell>
          <table:table-cell/>
          <table:table-cell table:formula="of:=TRIMMEAN([.B6:.K6];0.2)" office:value-type="float" office:value="271.189703181556" calcext:value-type="float">
            <text:p>271,189703181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9.220218974" calcext:value-type="float">
            <text:p>279,220218974</text:p>
          </table:table-cell>
          <table:table-cell office:value-type="float" office:value="272.598724999" calcext:value-type="float">
            <text:p>272,598724999</text:p>
          </table:table-cell>
          <table:table-cell office:value-type="float" office:value="272.712255618" calcext:value-type="float">
            <text:p>272,712255618</text:p>
          </table:table-cell>
          <table:table-cell office:value-type="float" office:value="278.715266373" calcext:value-type="float">
            <text:p>278,715266373</text:p>
          </table:table-cell>
          <table:table-cell office:value-type="float" office:value="281.235616097" calcext:value-type="float">
            <text:p>281,235616097</text:p>
          </table:table-cell>
          <table:table-cell office:value-type="float" office:value="281.295059731" calcext:value-type="float">
            <text:p>281,295059731</text:p>
          </table:table-cell>
          <table:table-cell office:value-type="float" office:value="277.263809455" calcext:value-type="float">
            <text:p>277,263809455</text:p>
          </table:table-cell>
          <table:table-cell office:value-type="float" office:value="283.327915771" calcext:value-type="float">
            <text:p>283,327915771</text:p>
          </table:table-cell>
          <table:table-cell office:value-type="float" office:value="284.857313602" calcext:value-type="float">
            <text:p>284,857313602</text:p>
          </table:table-cell>
          <table:table-cell table:formula="of:=AVERAGE([.B7:.J7])" office:value-type="float" office:value="279.02513118" calcext:value-type="float">
            <text:p>279,02513118</text:p>
          </table:table-cell>
          <table:table-cell/>
          <table:table-cell table:formula="of:=TRIMMEAN([.B7:.K7];0.2)" office:value-type="float" office:value="279.099409149875" calcext:value-type="float">
            <text:p>279,099409149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3.017521453" calcext:value-type="float">
            <text:p>273,017521453</text:p>
          </table:table-cell>
          <table:table-cell office:value-type="float" office:value="274.830638779" calcext:value-type="float">
            <text:p>274,830638779</text:p>
          </table:table-cell>
          <table:table-cell office:value-type="float" office:value="280.477627425" calcext:value-type="float">
            <text:p>280,477627425</text:p>
          </table:table-cell>
          <table:table-cell office:value-type="float" office:value="289.890260873" calcext:value-type="float">
            <text:p>289,890260873</text:p>
          </table:table-cell>
          <table:table-cell office:value-type="float" office:value="278.257239425" calcext:value-type="float">
            <text:p>278,257239425</text:p>
          </table:table-cell>
          <table:table-cell office:value-type="float" office:value="272.773441011" calcext:value-type="float">
            <text:p>272,773441011</text:p>
          </table:table-cell>
          <table:table-cell office:value-type="float" office:value="278.97736752" calcext:value-type="float">
            <text:p>278,97736752</text:p>
          </table:table-cell>
          <table:table-cell office:value-type="float" office:value="273.136549746" calcext:value-type="float">
            <text:p>273,136549746</text:p>
          </table:table-cell>
          <table:table-cell office:value-type="float" office:value="278.263250029" calcext:value-type="float">
            <text:p>278,263250029</text:p>
          </table:table-cell>
          <table:table-cell table:formula="of:=AVERAGE([.B8:.J8])" office:value-type="float" office:value="277.735988473444" calcext:value-type="float">
            <text:p>277,7359884734</text:p>
          </table:table-cell>
          <table:table-cell/>
          <table:table-cell table:formula="of:=TRIMMEAN([.B8:.K8];0.2)" office:value-type="float" office:value="276.837022856306" calcext:value-type="float">
            <text:p>276,83702285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6.080624925" calcext:value-type="float">
            <text:p>276,080624925</text:p>
          </table:table-cell>
          <table:table-cell office:value-type="float" office:value="275.224014123" calcext:value-type="float">
            <text:p>275,224014123</text:p>
          </table:table-cell>
          <table:table-cell office:value-type="float" office:value="289.672912787" calcext:value-type="float">
            <text:p>289,672912787</text:p>
          </table:table-cell>
          <table:table-cell office:value-type="float" office:value="290.408140094" calcext:value-type="float">
            <text:p>290,408140094</text:p>
          </table:table-cell>
          <table:table-cell office:value-type="float" office:value="291.574927531" calcext:value-type="float">
            <text:p>291,574927531</text:p>
          </table:table-cell>
          <table:table-cell office:value-type="float" office:value="282.148540229" calcext:value-type="float">
            <text:p>282,148540229</text:p>
          </table:table-cell>
          <table:table-cell office:value-type="float" office:value="284.686944343" calcext:value-type="float">
            <text:p>284,686944343</text:p>
          </table:table-cell>
          <table:table-cell office:value-type="float" office:value="281.232860515" calcext:value-type="float">
            <text:p>281,232860515</text:p>
          </table:table-cell>
          <table:table-cell office:value-type="float" office:value="289.819724896" calcext:value-type="float">
            <text:p>289,819724896</text:p>
          </table:table-cell>
          <table:table-cell table:formula="of:=AVERAGE([.B9:.J9])" office:value-type="float" office:value="284.538743271444" calcext:value-type="float">
            <text:p>284,5387432714</text:p>
          </table:table-cell>
          <table:table-cell/>
          <table:table-cell table:formula="of:=TRIMMEAN([.B9:.K9];0.2)" office:value-type="float" office:value="284.823561382556" calcext:value-type="float">
            <text:p>284,823561382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0.581464338" calcext:value-type="float">
            <text:p>270,581464338</text:p>
          </table:table-cell>
          <table:table-cell office:value-type="float" office:value="269.829650261" calcext:value-type="float">
            <text:p>269,829650261</text:p>
          </table:table-cell>
          <table:table-cell office:value-type="float" office:value="273.223216024" calcext:value-type="float">
            <text:p>273,223216024</text:p>
          </table:table-cell>
          <table:table-cell office:value-type="float" office:value="283.364916994" calcext:value-type="float">
            <text:p>283,364916994</text:p>
          </table:table-cell>
          <table:table-cell office:value-type="float" office:value="286.596512136" calcext:value-type="float">
            <text:p>286,596512136</text:p>
          </table:table-cell>
          <table:table-cell office:value-type="float" office:value="271.272353985" calcext:value-type="float">
            <text:p>271,272353985</text:p>
          </table:table-cell>
          <table:table-cell office:value-type="float" office:value="273.110809531" calcext:value-type="float">
            <text:p>273,110809531</text:p>
          </table:table-cell>
          <table:table-cell office:value-type="float" office:value="282.171573246" calcext:value-type="float">
            <text:p>282,171573246</text:p>
          </table:table-cell>
          <table:table-cell office:value-type="float" office:value="283.984204371" calcext:value-type="float">
            <text:p>283,984204371</text:p>
          </table:table-cell>
          <table:table-cell table:formula="of:=AVERAGE([.B10:.J10])" office:value-type="float" office:value="277.126077876222" calcext:value-type="float">
            <text:p>277,1260778762</text:p>
          </table:table-cell>
          <table:table-cell/>
          <table:table-cell table:formula="of:=TRIMMEAN([.B10:.K10];0.2)" office:value-type="float" office:value="276.854327045653" calcext:value-type="float">
            <text:p>276,854327045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16021668" calcext:value-type="float">
            <text:p>262,216021668</text:p>
          </table:table-cell>
          <table:table-cell office:value-type="float" office:value="266.914983619" calcext:value-type="float">
            <text:p>266,914983619</text:p>
          </table:table-cell>
          <table:table-cell office:value-type="float" office:value="263.101957742" calcext:value-type="float">
            <text:p>263,101957742</text:p>
          </table:table-cell>
          <table:table-cell office:value-type="float" office:value="263.941182449" calcext:value-type="float">
            <text:p>263,941182449</text:p>
          </table:table-cell>
          <table:table-cell office:value-type="float" office:value="269.538358548" calcext:value-type="float">
            <text:p>269,538358548</text:p>
          </table:table-cell>
          <table:table-cell office:value-type="float" office:value="260.33457282" calcext:value-type="float">
            <text:p>260,33457282</text:p>
          </table:table-cell>
          <table:table-cell office:value-type="float" office:value="262.993181933" calcext:value-type="float">
            <text:p>262,993181933</text:p>
          </table:table-cell>
          <table:table-cell office:value-type="float" office:value="270.288076874" calcext:value-type="float">
            <text:p>270,288076874</text:p>
          </table:table-cell>
          <table:table-cell office:value-type="float" office:value="270.773869525" calcext:value-type="float">
            <text:p>270,773869525</text:p>
          </table:table-cell>
          <table:table-cell table:formula="of:=AVERAGE([.B11:.J11])" office:value-type="float" office:value="265.566911686444" calcext:value-type="float">
            <text:p>265,5669116864</text:p>
          </table:table-cell>
          <table:table-cell/>
          <table:table-cell table:formula="of:=TRIMMEAN([.B11:.K11];0.2)" office:value-type="float" office:value="265.570084314931" calcext:value-type="float">
            <text:p>265,570084314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107285306" calcext:value-type="float">
            <text:p>263,107285306</text:p>
          </table:table-cell>
          <table:table-cell office:value-type="float" office:value="271.217569862" calcext:value-type="float">
            <text:p>271,217569862</text:p>
          </table:table-cell>
          <table:table-cell office:value-type="float" office:value="277.102784516" calcext:value-type="float">
            <text:p>277,102784516</text:p>
          </table:table-cell>
          <table:table-cell office:value-type="float" office:value="271.432165286" calcext:value-type="float">
            <text:p>271,432165286</text:p>
          </table:table-cell>
          <table:table-cell office:value-type="float" office:value="276.291466843" calcext:value-type="float">
            <text:p>276,291466843</text:p>
          </table:table-cell>
          <table:table-cell office:value-type="float" office:value="271.266793459" calcext:value-type="float">
            <text:p>271,266793459</text:p>
          </table:table-cell>
          <table:table-cell office:value-type="float" office:value="268.314534769" calcext:value-type="float">
            <text:p>268,314534769</text:p>
          </table:table-cell>
          <table:table-cell office:value-type="float" office:value="270.095627435" calcext:value-type="float">
            <text:p>270,095627435</text:p>
          </table:table-cell>
          <table:table-cell office:value-type="float" office:value="273.973236323" calcext:value-type="float">
            <text:p>273,973236323</text:p>
          </table:table-cell>
          <table:table-cell table:formula="of:=AVERAGE([.B12:.J12])" office:value-type="float" office:value="271.422384866556" calcext:value-type="float">
            <text:p>271,4223848666</text:p>
          </table:table-cell>
          <table:table-cell/>
          <table:table-cell table:formula="of:=TRIMMEAN([.B12:.K12];0.2)" office:value-type="float" office:value="271.751722355444" calcext:value-type="float">
            <text:p>271,751722355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7.935173043" calcext:value-type="float">
            <text:p>257,935173043</text:p>
          </table:table-cell>
          <table:table-cell office:value-type="float" office:value="260.432750776" calcext:value-type="float">
            <text:p>260,432750776</text:p>
          </table:table-cell>
          <table:table-cell office:value-type="float" office:value="269.534290517" calcext:value-type="float">
            <text:p>269,534290517</text:p>
          </table:table-cell>
          <table:table-cell office:value-type="float" office:value="273.191091008" calcext:value-type="float">
            <text:p>273,191091008</text:p>
          </table:table-cell>
          <table:table-cell office:value-type="float" office:value="272.761597074" calcext:value-type="float">
            <text:p>272,761597074</text:p>
          </table:table-cell>
          <table:table-cell office:value-type="float" office:value="264.17575664" calcext:value-type="float">
            <text:p>264,17575664</text:p>
          </table:table-cell>
          <table:table-cell office:value-type="float" office:value="270.097908857" calcext:value-type="float">
            <text:p>270,097908857</text:p>
          </table:table-cell>
          <table:table-cell office:value-type="float" office:value="272.317619293" calcext:value-type="float">
            <text:p>272,317619293</text:p>
          </table:table-cell>
          <table:table-cell office:value-type="float" office:value="275.055036679" calcext:value-type="float">
            <text:p>275,055036679</text:p>
          </table:table-cell>
          <table:table-cell table:formula="of:=AVERAGE([.B13:.J13])" office:value-type="float" office:value="268.389024876333" calcext:value-type="float">
            <text:p>268,3890248763</text:p>
          </table:table-cell>
          <table:table-cell/>
          <table:table-cell table:formula="of:=TRIMMEAN([.B13:.K13];0.2)" office:value-type="float" office:value="268.862504880167" calcext:value-type="float">
            <text:p>268,8625048802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8.938458313" calcext:value-type="float">
            <text:p>268,938458313</text:p>
          </table:table-cell>
          <table:table-cell office:value-type="float" office:value="265.832773934" calcext:value-type="float">
            <text:p>265,832773934</text:p>
          </table:table-cell>
          <table:table-cell office:value-type="float" office:value="272.420342791" calcext:value-type="float">
            <text:p>272,420342791</text:p>
          </table:table-cell>
          <table:table-cell office:value-type="float" office:value="276.941304355" calcext:value-type="float">
            <text:p>276,941304355</text:p>
          </table:table-cell>
          <table:table-cell office:value-type="float" office:value="279.896447901" calcext:value-type="float">
            <text:p>279,896447901</text:p>
          </table:table-cell>
          <table:table-cell office:value-type="float" office:value="268.930482354" calcext:value-type="float">
            <text:p>268,930482354</text:p>
          </table:table-cell>
          <table:table-cell office:value-type="float" office:value="267.016060011" calcext:value-type="float">
            <text:p>267,016060011</text:p>
          </table:table-cell>
          <table:table-cell office:value-type="float" office:value="276.275059931" calcext:value-type="float">
            <text:p>276,275059931</text:p>
          </table:table-cell>
          <table:table-cell office:value-type="float" office:value="276.023138427" calcext:value-type="float">
            <text:p>276,023138427</text:p>
          </table:table-cell>
          <table:table-cell table:formula="of:=AVERAGE([.B14:.J14])" office:value-type="float" office:value="272.474896446333" calcext:value-type="float">
            <text:p>272,4748964463</text:p>
          </table:table-cell>
          <table:table-cell/>
          <table:table-cell table:formula="of:=TRIMMEAN([.B14:.K14];0.2)" office:value-type="float" office:value="272.377467828542" calcext:value-type="float">
            <text:p>272,377467828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0.711687967" calcext:value-type="float">
            <text:p>270,711687967</text:p>
          </table:table-cell>
          <table:table-cell office:value-type="float" office:value="281.985854436" calcext:value-type="float">
            <text:p>281,985854436</text:p>
          </table:table-cell>
          <table:table-cell office:value-type="float" office:value="275.874649899" calcext:value-type="float">
            <text:p>275,874649899</text:p>
          </table:table-cell>
          <table:table-cell office:value-type="float" office:value="275.083935335" calcext:value-type="float">
            <text:p>275,083935335</text:p>
          </table:table-cell>
          <table:table-cell office:value-type="float" office:value="285.795616171" calcext:value-type="float">
            <text:p>285,795616171</text:p>
          </table:table-cell>
          <table:table-cell office:value-type="float" office:value="267.073479534" calcext:value-type="float">
            <text:p>267,073479534</text:p>
          </table:table-cell>
          <table:table-cell office:value-type="float" office:value="273.970971527" calcext:value-type="float">
            <text:p>273,970971527</text:p>
          </table:table-cell>
          <table:table-cell office:value-type="float" office:value="278.852674136" calcext:value-type="float">
            <text:p>278,852674136</text:p>
          </table:table-cell>
          <table:table-cell office:value-type="float" office:value="278.847245889" calcext:value-type="float">
            <text:p>278,847245889</text:p>
          </table:table-cell>
          <table:table-cell table:formula="of:=AVERAGE([.B15:.J15])" office:value-type="float" office:value="276.466234988222" calcext:value-type="float">
            <text:p>276,4662349882</text:p>
          </table:table-cell>
          <table:table-cell/>
          <table:table-cell table:formula="of:=TRIMMEAN([.B15:.K15];0.2)" office:value-type="float" office:value="276.474156772153" calcext:value-type="float">
            <text:p>276,474156772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6.252656531" calcext:value-type="float">
            <text:p>276,252656531</text:p>
          </table:table-cell>
          <table:table-cell office:value-type="float" office:value="279.991567218" calcext:value-type="float">
            <text:p>279,991567218</text:p>
          </table:table-cell>
          <table:table-cell office:value-type="float" office:value="283.780407621" calcext:value-type="float">
            <text:p>283,780407621</text:p>
          </table:table-cell>
          <table:table-cell office:value-type="float" office:value="284.318239991" calcext:value-type="float">
            <text:p>284,318239991</text:p>
          </table:table-cell>
          <table:table-cell office:value-type="float" office:value="284.372770811" calcext:value-type="float">
            <text:p>284,372770811</text:p>
          </table:table-cell>
          <table:table-cell office:value-type="float" office:value="275.435540034" calcext:value-type="float">
            <text:p>275,435540034</text:p>
          </table:table-cell>
          <table:table-cell office:value-type="float" office:value="292.638230332" calcext:value-type="float">
            <text:p>292,638230332</text:p>
          </table:table-cell>
          <table:table-cell office:value-type="float" office:value="277.676694418" calcext:value-type="float">
            <text:p>277,676694418</text:p>
          </table:table-cell>
          <table:table-cell office:value-type="float" office:value="279.270807588" calcext:value-type="float">
            <text:p>279,270807588</text:p>
          </table:table-cell>
          <table:table-cell table:formula="of:=AVERAGE([.B16:.J16])" office:value-type="float" office:value="281.526323838222" calcext:value-type="float">
            <text:p>281,5263238382</text:p>
          </table:table-cell>
          <table:table-cell/>
          <table:table-cell table:formula="of:=TRIMMEAN([.B16:.K16];0.2)" office:value-type="float" office:value="280.898683502028" calcext:value-type="float">
            <text:p>280,898683502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9.265680329" calcext:value-type="float">
            <text:p>269,265680329</text:p>
          </table:table-cell>
          <table:table-cell office:value-type="float" office:value="279.255928578" calcext:value-type="float">
            <text:p>279,255928578</text:p>
          </table:table-cell>
          <table:table-cell office:value-type="float" office:value="279.188427634" calcext:value-type="float">
            <text:p>279,188427634</text:p>
          </table:table-cell>
          <table:table-cell office:value-type="float" office:value="281.022720902" calcext:value-type="float">
            <text:p>281,022720902</text:p>
          </table:table-cell>
          <table:table-cell office:value-type="float" office:value="282.894183819" calcext:value-type="float">
            <text:p>282,894183819</text:p>
          </table:table-cell>
          <table:table-cell office:value-type="float" office:value="268.974279355" calcext:value-type="float">
            <text:p>268,974279355</text:p>
          </table:table-cell>
          <table:table-cell office:value-type="float" office:value="277.595528373" calcext:value-type="float">
            <text:p>277,595528373</text:p>
          </table:table-cell>
          <table:table-cell office:value-type="float" office:value="283.751187426" calcext:value-type="float">
            <text:p>283,751187426</text:p>
          </table:table-cell>
          <table:table-cell office:value-type="float" office:value="277.519981956" calcext:value-type="float">
            <text:p>277,519981956</text:p>
          </table:table-cell>
          <table:table-cell table:formula="of:=AVERAGE([.B17:.J17])" office:value-type="float" office:value="277.718657596889" calcext:value-type="float">
            <text:p>277,7186575969</text:p>
          </table:table-cell>
          <table:table-cell/>
          <table:table-cell table:formula="of:=TRIMMEAN([.B17:.K17];0.2)" office:value-type="float" office:value="278.057638648486" calcext:value-type="float">
            <text:p>278,057638648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7.271066" calcext:value-type="float">
            <text:p>257,271066</text:p>
          </table:table-cell>
          <table:table-cell office:value-type="float" office:value="266.029523595" calcext:value-type="float">
            <text:p>266,029523595</text:p>
          </table:table-cell>
          <table:table-cell office:value-type="float" office:value="263.794528181" calcext:value-type="float">
            <text:p>263,794528181</text:p>
          </table:table-cell>
          <table:table-cell office:value-type="float" office:value="269.720232905" calcext:value-type="float">
            <text:p>269,720232905</text:p>
          </table:table-cell>
          <table:table-cell office:value-type="float" office:value="276.588452523" calcext:value-type="float">
            <text:p>276,588452523</text:p>
          </table:table-cell>
          <table:table-cell office:value-type="float" office:value="268.584032486" calcext:value-type="float">
            <text:p>268,584032486</text:p>
          </table:table-cell>
          <table:table-cell office:value-type="float" office:value="268.607316347" calcext:value-type="float">
            <text:p>268,607316347</text:p>
          </table:table-cell>
          <table:table-cell office:value-type="float" office:value="270.998004168" calcext:value-type="float">
            <text:p>270,998004168</text:p>
          </table:table-cell>
          <table:table-cell office:value-type="float" office:value="266.827106977" calcext:value-type="float">
            <text:p>266,827106977</text:p>
          </table:table-cell>
          <table:table-cell table:formula="of:=AVERAGE([.B18:.J18])" office:value-type="float" office:value="267.602251464667" calcext:value-type="float">
            <text:p>267,6022514647</text:p>
          </table:table-cell>
          <table:table-cell/>
          <table:table-cell table:formula="of:=TRIMMEAN([.B18:.K18];0.2)" office:value-type="float" office:value="267.770374515458" calcext:value-type="float">
            <text:p>267,770374515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9.830144321" calcext:value-type="float">
            <text:p>269,830144321</text:p>
          </table:table-cell>
          <table:table-cell office:value-type="float" office:value="276.119954785" calcext:value-type="float">
            <text:p>276,119954785</text:p>
          </table:table-cell>
          <table:table-cell office:value-type="float" office:value="276.838671736" calcext:value-type="float">
            <text:p>276,838671736</text:p>
          </table:table-cell>
          <table:table-cell office:value-type="float" office:value="275.731958169" calcext:value-type="float">
            <text:p>275,731958169</text:p>
          </table:table-cell>
          <table:table-cell office:value-type="float" office:value="284.723974434" calcext:value-type="float">
            <text:p>284,723974434</text:p>
          </table:table-cell>
          <table:table-cell office:value-type="float" office:value="280.911468418" calcext:value-type="float">
            <text:p>280,911468418</text:p>
          </table:table-cell>
          <table:table-cell office:value-type="float" office:value="275.094057099" calcext:value-type="float">
            <text:p>275,094057099</text:p>
          </table:table-cell>
          <table:table-cell office:value-type="float" office:value="273.856885091" calcext:value-type="float">
            <text:p>273,856885091</text:p>
          </table:table-cell>
          <table:table-cell office:value-type="float" office:value="276.104095238" calcext:value-type="float">
            <text:p>276,104095238</text:p>
          </table:table-cell>
          <table:table-cell table:formula="of:=AVERAGE([.B19:.J19])" office:value-type="float" office:value="276.579023254556" calcext:value-type="float">
            <text:p>276,5790232546</text:p>
          </table:table-cell>
          <table:table-cell/>
          <table:table-cell table:formula="of:=TRIMMEAN([.B19:.K19];0.2)" office:value-type="float" office:value="276.404514223819" calcext:value-type="float">
            <text:p>276,40451422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05.15488119704" calcext:value-type="float">
            <text:p>3305,1548811971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1.343096968" calcext:value-type="float">
            <text:p>291,343096968</text:p>
          </table:table-cell>
          <table:table-cell office:value-type="float" office:value="309.201691655" calcext:value-type="float">
            <text:p>309,201691655</text:p>
          </table:table-cell>
          <table:table-cell office:value-type="float" office:value="295.185668939" calcext:value-type="float">
            <text:p>295,185668939</text:p>
          </table:table-cell>
          <table:table-cell office:value-type="float" office:value="290.477631583" calcext:value-type="float">
            <text:p>290,477631583</text:p>
          </table:table-cell>
          <table:table-cell office:value-type="float" office:value="295.889069799" calcext:value-type="float">
            <text:p>295,889069799</text:p>
          </table:table-cell>
          <table:table-cell table:number-columns-repeated="6"/>
          <table:table-cell table:formula="of:=TRIMMEAN([.B2:.K2];0.2)" office:value-type="float" office:value="296.4194317888" calcext:value-type="float">
            <text:p>296,419431788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302.434686738" calcext:value-type="float">
            <text:p>302,434686738</text:p>
          </table:table-cell>
          <table:table-cell office:value-type="float" office:value="302.906138124" calcext:value-type="float">
            <text:p>302,906138124</text:p>
          </table:table-cell>
          <table:table-cell office:value-type="float" office:value="302.533634233" calcext:value-type="float">
            <text:p>302,533634233</text:p>
          </table:table-cell>
          <table:table-cell office:value-type="float" office:value="306.000713553" calcext:value-type="float">
            <text:p>306,000713553</text:p>
          </table:table-cell>
          <table:table-cell office:value-type="float" office:value="303.070823693" calcext:value-type="float">
            <text:p>303,070823693</text:p>
          </table:table-cell>
          <table:table-cell table:number-columns-repeated="6"/>
          <table:table-cell table:formula="of:=TRIMMEAN([.B3:.K3];0.2)" office:value-type="float" office:value="303.3891992682" calcext:value-type="float">
            <text:p>303,3891992682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6.978275923" calcext:value-type="float">
            <text:p>296,978275923</text:p>
          </table:table-cell>
          <table:table-cell office:value-type="float" office:value="297.316480384" calcext:value-type="float">
            <text:p>297,316480384</text:p>
          </table:table-cell>
          <table:table-cell office:value-type="float" office:value="304.173496385" calcext:value-type="float">
            <text:p>304,173496385</text:p>
          </table:table-cell>
          <table:table-cell office:value-type="float" office:value="299.068222076" calcext:value-type="float">
            <text:p>299,068222076</text:p>
          </table:table-cell>
          <table:table-cell office:value-type="float" office:value="294.19600493" calcext:value-type="float">
            <text:p>294,19600493</text:p>
          </table:table-cell>
          <table:table-cell table:number-columns-repeated="6"/>
          <table:table-cell table:formula="of:=TRIMMEAN([.B4:.K4];0.2)" office:value-type="float" office:value="298.3464959396" calcext:value-type="float">
            <text:p>298,346495939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7.056427507" calcext:value-type="float">
            <text:p>307,056427507</text:p>
          </table:table-cell>
          <table:table-cell office:value-type="float" office:value="310.025024511" calcext:value-type="float">
            <text:p>310,025024511</text:p>
          </table:table-cell>
          <table:table-cell office:value-type="float" office:value="303.993625034" calcext:value-type="float">
            <text:p>303,993625034</text:p>
          </table:table-cell>
          <table:table-cell office:value-type="float" office:value="302.388152379" calcext:value-type="float">
            <text:p>302,388152379</text:p>
          </table:table-cell>
          <table:table-cell office:value-type="float" office:value="308.487122407" calcext:value-type="float">
            <text:p>308,487122407</text:p>
          </table:table-cell>
          <table:table-cell table:number-columns-repeated="6"/>
          <table:table-cell table:formula="of:=TRIMMEAN([.B5:.K5];0.2)" office:value-type="float" office:value="306.3900703676" calcext:value-type="float">
            <text:p>306,3900703676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14.174220399" calcext:value-type="float">
            <text:p>314,174220399</text:p>
          </table:table-cell>
          <table:table-cell office:value-type="float" office:value="326.437378796" calcext:value-type="float">
            <text:p>326,437378796</text:p>
          </table:table-cell>
          <table:table-cell office:value-type="float" office:value="319.239730273" calcext:value-type="float">
            <text:p>319,239730273</text:p>
          </table:table-cell>
          <table:table-cell office:value-type="float" office:value="313.402854835" calcext:value-type="float">
            <text:p>313,402854835</text:p>
          </table:table-cell>
          <table:table-cell office:value-type="float" office:value="307.789527069" calcext:value-type="float">
            <text:p>307,789527069</text:p>
          </table:table-cell>
          <table:table-cell table:number-columns-repeated="6"/>
          <table:table-cell table:formula="of:=TRIMMEAN([.B6:.K6];0.2)" office:value-type="float" office:value="316.2087422744" calcext:value-type="float">
            <text:p>316,208742274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8.812970413" calcext:value-type="float">
            <text:p>298,812970413</text:p>
          </table:table-cell>
          <table:table-cell office:value-type="float" office:value="299.067305486" calcext:value-type="float">
            <text:p>299,067305486</text:p>
          </table:table-cell>
          <table:table-cell office:value-type="float" office:value="301.343549205" calcext:value-type="float">
            <text:p>301,343549205</text:p>
          </table:table-cell>
          <table:table-cell office:value-type="float" office:value="298.449544024" calcext:value-type="float">
            <text:p>298,449544024</text:p>
          </table:table-cell>
          <table:table-cell office:value-type="float" office:value="296.760304932" calcext:value-type="float">
            <text:p>296,760304932</text:p>
          </table:table-cell>
          <table:table-cell table:number-columns-repeated="6"/>
          <table:table-cell table:formula="of:=TRIMMEAN([.B7:.K7];0.2)" office:value-type="float" office:value="298.886734812" calcext:value-type="float">
            <text:p>298,886734812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98.10555005" calcext:value-type="float">
            <text:p>298,10555005</text:p>
          </table:table-cell>
          <table:table-cell office:value-type="float" office:value="289.891781638" calcext:value-type="float">
            <text:p>289,891781638</text:p>
          </table:table-cell>
          <table:table-cell office:value-type="float" office:value="296.669282351" calcext:value-type="float">
            <text:p>296,669282351</text:p>
          </table:table-cell>
          <table:table-cell office:value-type="float" office:value="294.428576879" calcext:value-type="float">
            <text:p>294,428576879</text:p>
          </table:table-cell>
          <table:table-cell office:value-type="float" office:value="293.54566409" calcext:value-type="float">
            <text:p>293,54566409</text:p>
          </table:table-cell>
          <table:table-cell table:number-columns-repeated="6"/>
          <table:table-cell table:formula="of:=TRIMMEAN([.B8:.K8];0.2)" office:value-type="float" office:value="294.5281710016" calcext:value-type="float">
            <text:p>294,528171001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13.993377621" calcext:value-type="float">
            <text:p>313,993377621</text:p>
          </table:table-cell>
          <table:table-cell office:value-type="float" office:value="318.551102984" calcext:value-type="float">
            <text:p>318,551102984</text:p>
          </table:table-cell>
          <table:table-cell office:value-type="float" office:value="330.851502448" calcext:value-type="float">
            <text:p>330,851502448</text:p>
          </table:table-cell>
          <table:table-cell office:value-type="float" office:value="320.153262881" calcext:value-type="float">
            <text:p>320,153262881</text:p>
          </table:table-cell>
          <table:table-cell office:value-type="float" office:value="320.437445686" calcext:value-type="float">
            <text:p>320,437445686</text:p>
          </table:table-cell>
          <table:table-cell table:number-columns-repeated="6"/>
          <table:table-cell table:formula="of:=TRIMMEAN([.B9:.K9];0.2)" office:value-type="float" office:value="320.797338324" calcext:value-type="float">
            <text:p>320,79733832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301.407306217" calcext:value-type="float">
            <text:p>301,407306217</text:p>
          </table:table-cell>
          <table:table-cell office:value-type="float" office:value="303.689775088" calcext:value-type="float">
            <text:p>303,689775088</text:p>
          </table:table-cell>
          <table:table-cell office:value-type="float" office:value="302.886890083" calcext:value-type="float">
            <text:p>302,886890083</text:p>
          </table:table-cell>
          <table:table-cell office:value-type="float" office:value="312.708027997" calcext:value-type="float">
            <text:p>312,708027997</text:p>
          </table:table-cell>
          <table:table-cell office:value-type="float" office:value="299.796852561" calcext:value-type="float">
            <text:p>299,796852561</text:p>
          </table:table-cell>
          <table:table-cell table:number-columns-repeated="6"/>
          <table:table-cell table:formula="of:=TRIMMEAN([.B10:.K10];0.2)" office:value-type="float" office:value="304.0977703892" calcext:value-type="float">
            <text:p>304,0977703892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1.899647914" calcext:value-type="float">
            <text:p>291,899647914</text:p>
          </table:table-cell>
          <table:table-cell office:value-type="float" office:value="294.273730667" calcext:value-type="float">
            <text:p>294,273730667</text:p>
          </table:table-cell>
          <table:table-cell office:value-type="float" office:value="296.86837757" calcext:value-type="float">
            <text:p>296,86837757</text:p>
          </table:table-cell>
          <table:table-cell office:value-type="float" office:value="292.477565421" calcext:value-type="float">
            <text:p>292,477565421</text:p>
          </table:table-cell>
          <table:table-cell office:value-type="float" office:value="293.156850703" calcext:value-type="float">
            <text:p>293,156850703</text:p>
          </table:table-cell>
          <table:table-cell table:number-columns-repeated="6"/>
          <table:table-cell table:formula="of:=TRIMMEAN([.B11:.K11];0.2)" office:value-type="float" office:value="293.735234455" calcext:value-type="float">
            <text:p>293,73523445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4.661376912" calcext:value-type="float">
            <text:p>294,661376912</text:p>
          </table:table-cell>
          <table:table-cell office:value-type="float" office:value="293.74529945" calcext:value-type="float">
            <text:p>293,74529945</text:p>
          </table:table-cell>
          <table:table-cell office:value-type="float" office:value="296.199402602" calcext:value-type="float">
            <text:p>296,199402602</text:p>
          </table:table-cell>
          <table:table-cell office:value-type="float" office:value="295.153179319" calcext:value-type="float">
            <text:p>295,153179319</text:p>
          </table:table-cell>
          <table:table-cell office:value-type="float" office:value="297.359120423" calcext:value-type="float">
            <text:p>297,359120423</text:p>
          </table:table-cell>
          <table:table-cell table:number-columns-repeated="6"/>
          <table:table-cell table:formula="of:=TRIMMEAN([.B12:.K12];0.2)" office:value-type="float" office:value="295.4236757412" calcext:value-type="float">
            <text:p>295,4236757412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308.302267855" calcext:value-type="float">
            <text:p>308,302267855</text:p>
          </table:table-cell>
          <table:table-cell office:value-type="float" office:value="309.019740567" calcext:value-type="float">
            <text:p>309,019740567</text:p>
          </table:table-cell>
          <table:table-cell office:value-type="float" office:value="308.723370294" calcext:value-type="float">
            <text:p>308,723370294</text:p>
          </table:table-cell>
          <table:table-cell office:value-type="float" office:value="310.060340436" calcext:value-type="float">
            <text:p>310,060340436</text:p>
          </table:table-cell>
          <table:table-cell office:value-type="float" office:value="306.357446417" calcext:value-type="float">
            <text:p>306,357446417</text:p>
          </table:table-cell>
          <table:table-cell table:number-columns-repeated="6"/>
          <table:table-cell table:formula="of:=TRIMMEAN([.B13:.K13];0.2)" office:value-type="float" office:value="308.4926331138" calcext:value-type="float">
            <text:p>308,492633113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300.837036198" calcext:value-type="float">
            <text:p>300,837036198</text:p>
          </table:table-cell>
          <table:table-cell office:value-type="float" office:value="294.666039157" calcext:value-type="float">
            <text:p>294,666039157</text:p>
          </table:table-cell>
          <table:table-cell office:value-type="float" office:value="292.341545709" calcext:value-type="float">
            <text:p>292,341545709</text:p>
          </table:table-cell>
          <table:table-cell office:value-type="float" office:value="296.181971227" calcext:value-type="float">
            <text:p>296,181971227</text:p>
          </table:table-cell>
          <table:table-cell office:value-type="float" office:value="292.307427405" calcext:value-type="float">
            <text:p>292,307427405</text:p>
          </table:table-cell>
          <table:table-cell table:number-columns-repeated="6"/>
          <table:table-cell table:formula="of:=TRIMMEAN([.B14:.K14];0.2)" office:value-type="float" office:value="295.2668039392" calcext:value-type="float">
            <text:p>295,2668039392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3.9863285" calcext:value-type="float">
            <text:p>293,9863285</text:p>
          </table:table-cell>
          <table:table-cell office:value-type="float" office:value="295.156294644" calcext:value-type="float">
            <text:p>295,156294644</text:p>
          </table:table-cell>
          <table:table-cell office:value-type="float" office:value="303.777851019" calcext:value-type="float">
            <text:p>303,777851019</text:p>
          </table:table-cell>
          <table:table-cell office:value-type="float" office:value="292.967095825" calcext:value-type="float">
            <text:p>292,967095825</text:p>
          </table:table-cell>
          <table:table-cell office:value-type="float" office:value="291.125880872" calcext:value-type="float">
            <text:p>291,125880872</text:p>
          </table:table-cell>
          <table:table-cell table:number-columns-repeated="6"/>
          <table:table-cell table:formula="of:=TRIMMEAN([.B15:.K15];0.2)" office:value-type="float" office:value="295.402690172" calcext:value-type="float">
            <text:p>295,40269017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317.2416251" calcext:value-type="float">
            <text:p>317,2416251</text:p>
          </table:table-cell>
          <table:table-cell office:value-type="float" office:value="310.734526135" calcext:value-type="float">
            <text:p>310,734526135</text:p>
          </table:table-cell>
          <table:table-cell office:value-type="float" office:value="311.799686969" calcext:value-type="float">
            <text:p>311,799686969</text:p>
          </table:table-cell>
          <table:table-cell office:value-type="float" office:value="308.018999574" calcext:value-type="float">
            <text:p>308,018999574</text:p>
          </table:table-cell>
          <table:table-cell office:value-type="float" office:value="309.089228992" calcext:value-type="float">
            <text:p>309,089228992</text:p>
          </table:table-cell>
          <table:table-cell table:number-columns-repeated="6"/>
          <table:table-cell table:formula="of:=TRIMMEAN([.B16:.K16];0.2)" office:value-type="float" office:value="311.376813354" calcext:value-type="float">
            <text:p>311,376813354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319.45704311" calcext:value-type="float">
            <text:p>319,45704311</text:p>
          </table:table-cell>
          <table:table-cell office:value-type="float" office:value="314.75517881" calcext:value-type="float">
            <text:p>314,75517881</text:p>
          </table:table-cell>
          <table:table-cell office:value-type="float" office:value="315.226833779" calcext:value-type="float">
            <text:p>315,226833779</text:p>
          </table:table-cell>
          <table:table-cell office:value-type="float" office:value="314.391340861" calcext:value-type="float">
            <text:p>314,391340861</text:p>
          </table:table-cell>
          <table:table-cell office:value-type="float" office:value="313.108789659" calcext:value-type="float">
            <text:p>313,108789659</text:p>
          </table:table-cell>
          <table:table-cell table:number-columns-repeated="6"/>
          <table:table-cell table:formula="of:=TRIMMEAN([.B17:.K17];0.2)" office:value-type="float" office:value="315.3878372438" calcext:value-type="float">
            <text:p>315,3878372438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5.040775421" calcext:value-type="float">
            <text:p>305,040775421</text:p>
          </table:table-cell>
          <table:table-cell office:value-type="float" office:value="315.442340995" calcext:value-type="float">
            <text:p>315,442340995</text:p>
          </table:table-cell>
          <table:table-cell office:value-type="float" office:value="315.118846081" calcext:value-type="float">
            <text:p>315,118846081</text:p>
          </table:table-cell>
          <table:table-cell office:value-type="float" office:value="315.108180299" calcext:value-type="float">
            <text:p>315,108180299</text:p>
          </table:table-cell>
          <table:table-cell office:value-type="float" office:value="308.162070914" calcext:value-type="float">
            <text:p>308,162070914</text:p>
          </table:table-cell>
          <table:table-cell table:number-columns-repeated="6"/>
          <table:table-cell table:formula="of:=TRIMMEAN([.B18:.K18];0.2)" office:value-type="float" office:value="311.774442742" calcext:value-type="float">
            <text:p>311,774442742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312.558859484" calcext:value-type="float">
            <text:p>312,558859484</text:p>
          </table:table-cell>
          <table:table-cell office:value-type="float" office:value="313.960900286" calcext:value-type="float">
            <text:p>313,960900286</text:p>
          </table:table-cell>
          <table:table-cell office:value-type="float" office:value="314.548425853" calcext:value-type="float">
            <text:p>314,548425853</text:p>
          </table:table-cell>
          <table:table-cell office:value-type="float" office:value="316.762674263" calcext:value-type="float">
            <text:p>316,762674263</text:p>
          </table:table-cell>
          <table:table-cell office:value-type="float" office:value="310.308819594" calcext:value-type="float">
            <text:p>310,308819594</text:p>
          </table:table-cell>
          <table:table-cell table:number-columns-repeated="6"/>
          <table:table-cell table:formula="of:=TRIMMEAN([.B19:.K19];0.2)" office:value-type="float" office:value="313.627935896" calcext:value-type="float">
            <text:p>313,62793589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98.294787635" calcext:value-type="float">
            <text:p>298,294787635</text:p>
          </table:table-cell>
          <table:table-cell office:value-type="float" office:value="297.787268984" calcext:value-type="float">
            <text:p>297,787268984</text:p>
          </table:table-cell>
          <table:table-cell office:value-type="float" office:value="296.627234284" calcext:value-type="float">
            <text:p>296,627234284</text:p>
          </table:table-cell>
          <table:table-cell office:value-type="float" office:value="299.245986237" calcext:value-type="float">
            <text:p>299,245986237</text:p>
          </table:table-cell>
          <table:table-cell office:value-type="float" office:value="302.479286592" calcext:value-type="float">
            <text:p>302,479286592</text:p>
          </table:table-cell>
          <table:table-cell table:number-columns-repeated="6"/>
          <table:table-cell table:formula="of:=TRIMMEAN([.B20:.K20];0.2)" office:value-type="float" office:value="298.8869127464" calcext:value-type="float">
            <text:p>298,8869127464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318.123328136" calcext:value-type="float">
            <text:p>318,123328136</text:p>
          </table:table-cell>
          <table:table-cell office:value-type="float" office:value="318.097407593" calcext:value-type="float">
            <text:p>318,097407593</text:p>
          </table:table-cell>
          <table:table-cell office:value-type="float" office:value="321.081615709" calcext:value-type="float">
            <text:p>321,081615709</text:p>
          </table:table-cell>
          <table:table-cell office:value-type="float" office:value="319.674531004" calcext:value-type="float">
            <text:p>319,674531004</text:p>
          </table:table-cell>
          <table:table-cell office:value-type="float" office:value="311.050953647" calcext:value-type="float">
            <text:p>311,050953647</text:p>
          </table:table-cell>
          <table:table-cell table:number-columns-repeated="6"/>
          <table:table-cell table:formula="of:=TRIMMEAN([.B21:.K21];0.2)" office:value-type="float" office:value="317.6055672178" calcext:value-type="float">
            <text:p>317,6055672178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9.347304556" calcext:value-type="float">
            <text:p>299,347304556</text:p>
          </table:table-cell>
          <table:table-cell office:value-type="float" office:value="308.172204153" calcext:value-type="float">
            <text:p>308,172204153</text:p>
          </table:table-cell>
          <table:table-cell office:value-type="float" office:value="303.841676217" calcext:value-type="float">
            <text:p>303,841676217</text:p>
          </table:table-cell>
          <table:table-cell office:value-type="float" office:value="296.529329741" calcext:value-type="float">
            <text:p>296,529329741</text:p>
          </table:table-cell>
          <table:table-cell office:value-type="float" office:value="300.007702493" calcext:value-type="float">
            <text:p>300,007702493</text:p>
          </table:table-cell>
          <table:table-cell table:number-columns-repeated="6"/>
          <table:table-cell table:formula="of:=TRIMMEAN([.B22:.K22];0.2)" office:value-type="float" office:value="301.579643432" calcext:value-type="float">
            <text:p>301,579643432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304.991352484" calcext:value-type="float">
            <text:p>304,991352484</text:p>
          </table:table-cell>
          <table:table-cell office:value-type="float" office:value="301.425213809" calcext:value-type="float">
            <text:p>301,425213809</text:p>
          </table:table-cell>
          <table:table-cell office:value-type="float" office:value="306.888883749" calcext:value-type="float">
            <text:p>306,888883749</text:p>
          </table:table-cell>
          <table:table-cell office:value-type="float" office:value="294.285279156" calcext:value-type="float">
            <text:p>294,285279156</text:p>
          </table:table-cell>
          <table:table-cell office:value-type="float" office:value="298.025379588" calcext:value-type="float">
            <text:p>298,025379588</text:p>
          </table:table-cell>
          <table:table-cell table:number-columns-repeated="6"/>
          <table:table-cell table:formula="of:=TRIMMEAN([.B23:.K23];0.2)" office:value-type="float" office:value="301.1232217572" calcext:value-type="float">
            <text:p>301,1232217572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8.971043599" calcext:value-type="float">
            <text:p>298,971043599</text:p>
          </table:table-cell>
          <table:table-cell office:value-type="float" office:value="295.391122986" calcext:value-type="float">
            <text:p>295,391122986</text:p>
          </table:table-cell>
          <table:table-cell office:value-type="float" office:value="303.037499117" calcext:value-type="float">
            <text:p>303,037499117</text:p>
          </table:table-cell>
          <table:table-cell office:value-type="float" office:value="296.338197484" calcext:value-type="float">
            <text:p>296,338197484</text:p>
          </table:table-cell>
          <table:table-cell office:value-type="float" office:value="300.821139778" calcext:value-type="float">
            <text:p>300,821139778</text:p>
          </table:table-cell>
          <table:table-cell table:number-columns-repeated="6"/>
          <table:table-cell table:formula="of:=TRIMMEAN([.B24:.K24];0.2)" office:value-type="float" office:value="298.9118005928" calcext:value-type="float">
            <text:p>298,9118005928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311.978951862" calcext:value-type="float">
            <text:p>311,978951862</text:p>
          </table:table-cell>
          <table:table-cell office:value-type="float" office:value="318.290849644" calcext:value-type="float">
            <text:p>318,290849644</text:p>
          </table:table-cell>
          <table:table-cell office:value-type="float" office:value="313.724019782" calcext:value-type="float">
            <text:p>313,724019782</text:p>
          </table:table-cell>
          <table:table-cell office:value-type="float" office:value="308.440292388" calcext:value-type="float">
            <text:p>308,440292388</text:p>
          </table:table-cell>
          <table:table-cell office:value-type="float" office:value="322.333072481" calcext:value-type="float">
            <text:p>322,333072481</text:p>
          </table:table-cell>
          <table:table-cell table:number-columns-repeated="6"/>
          <table:table-cell table:formula="of:=TRIMMEAN([.B25:.K25];0.2)" office:value-type="float" office:value="314.9534372314" calcext:value-type="float">
            <text:p>314,9534372314</text:p>
          </table:table-cell>
        </table:table-row>
        <table:table-row table:style-name="ro1">
          <table:table-cell office:value-type="string" calcext:value-type="string">
            <text:p>201607_BolsaFamiliaFolhaPagamento.csv</text:p>
          </table:table-cell>
          <table:table-cell office:value-type="float" office:value="303.388820787" calcext:value-type="float">
            <text:p>303,388820787</text:p>
          </table:table-cell>
          <table:table-cell office:value-type="float" office:value="292.822140907" calcext:value-type="float">
            <text:p>292,822140907</text:p>
          </table:table-cell>
          <table:table-cell office:value-type="float" office:value="298.770512879" calcext:value-type="float">
            <text:p>298,770512879</text:p>
          </table:table-cell>
          <table:table-cell office:value-type="float" office:value="289.503029824" calcext:value-type="float">
            <text:p>289,503029824</text:p>
          </table:table-cell>
          <table:table-cell office:value-type="float" office:value="294.726632879" calcext:value-type="float">
            <text:p>294,726632879</text:p>
          </table:table-cell>
          <table:table-cell table:number-columns-repeated="6"/>
          <table:table-cell table:formula="of:=TRIMMEAN([.B26:.K26];0.2)" office:value-type="float" office:value="295.8422274552" calcext:value-type="float">
            <text:p>295,8422274552</text:p>
          </table:table-cell>
        </table:table-row>
        <table:table-row table:style-name="ro1">
          <table:table-cell office:value-type="string" calcext:value-type="string">
            <text:p>201608_BolsaFamiliaFolhaPagamento.csv</text:p>
          </table:table-cell>
          <table:table-cell office:value-type="float" office:value="292.612484756" calcext:value-type="float">
            <text:p>292,612484756</text:p>
          </table:table-cell>
          <table:table-cell office:value-type="float" office:value="293.810331219" calcext:value-type="float">
            <text:p>293,810331219</text:p>
          </table:table-cell>
          <table:table-cell office:value-type="float" office:value="294.447623184" calcext:value-type="float">
            <text:p>294,447623184</text:p>
          </table:table-cell>
          <table:table-cell office:value-type="float" office:value="288.441991502" calcext:value-type="float">
            <text:p>288,441991502</text:p>
          </table:table-cell>
          <table:table-cell office:value-type="float" office:value="289.387541958" calcext:value-type="float">
            <text:p>289,387541958</text:p>
          </table:table-cell>
          <table:table-cell table:number-columns-repeated="6"/>
          <table:table-cell table:formula="of:=TRIMMEAN([.B27:.K27];0.2)" office:value-type="float" office:value="291.7399945238" calcext:value-type="float">
            <text:p>291,7399945238</text:p>
          </table:table-cell>
        </table:table-row>
        <table:table-row table:style-name="ro1">
          <table:table-cell office:value-type="string" calcext:value-type="string">
            <text:p>201609_BolsaFamiliaFolhaPagamento.csv</text:p>
          </table:table-cell>
          <table:table-cell office:value-type="float" office:value="312.490296575" calcext:value-type="float">
            <text:p>312,490296575</text:p>
          </table:table-cell>
          <table:table-cell office:value-type="float" office:value="314.362613634" calcext:value-type="float">
            <text:p>314,362613634</text:p>
          </table:table-cell>
          <table:table-cell office:value-type="float" office:value="314.788064678" calcext:value-type="float">
            <text:p>314,788064678</text:p>
          </table:table-cell>
          <table:table-cell office:value-type="float" office:value="308.95094657" calcext:value-type="float">
            <text:p>308,95094657</text:p>
          </table:table-cell>
          <table:table-cell office:value-type="float" office:value="307.118888996" calcext:value-type="float">
            <text:p>307,118888996</text:p>
          </table:table-cell>
          <table:table-cell table:number-columns-repeated="6"/>
          <table:table-cell table:formula="of:=TRIMMEAN([.B28:.K28];0.2)" office:value-type="float" office:value="311.5421620906" calcext:value-type="float">
            <text:p>311,5421620906</text:p>
          </table:table-cell>
        </table:table-row>
        <table:table-row table:style-name="ro1">
          <table:table-cell office:value-type="string" calcext:value-type="string">
            <text:p>201610_BolsaFamiliaFolhaPagamento.csv</text:p>
          </table:table-cell>
          <table:table-cell office:value-type="float" office:value="302.334059994" calcext:value-type="float">
            <text:p>302,334059994</text:p>
          </table:table-cell>
          <table:table-cell office:value-type="float" office:value="307.957551338" calcext:value-type="float">
            <text:p>307,957551338</text:p>
          </table:table-cell>
          <table:table-cell office:value-type="float" office:value="302.83456415" calcext:value-type="float">
            <text:p>302,83456415</text:p>
          </table:table-cell>
          <table:table-cell office:value-type="float" office:value="302.237439886" calcext:value-type="float">
            <text:p>302,237439886</text:p>
          </table:table-cell>
          <table:table-cell office:value-type="float" office:value="307.261750278" calcext:value-type="float">
            <text:p>307,261750278</text:p>
          </table:table-cell>
          <table:table-cell table:number-columns-repeated="6"/>
          <table:table-cell table:formula="of:=TRIMMEAN([.B29:.K29];0.2)" office:value-type="float" office:value="304.5250731292" calcext:value-type="float">
            <text:p>304,5250731292</text:p>
          </table:table-cell>
        </table:table-row>
        <table:table-row table:style-name="ro1">
          <table:table-cell office:value-type="string" calcext:value-type="string">
            <text:p>201611_BolsaFamiliaFolhaPagamento.csv</text:p>
          </table:table-cell>
          <table:table-cell office:value-type="float" office:value="292.932077033" calcext:value-type="float">
            <text:p>292,932077033</text:p>
          </table:table-cell>
          <table:table-cell office:value-type="float" office:value="294.3666219" calcext:value-type="float">
            <text:p>294,3666219</text:p>
          </table:table-cell>
          <table:table-cell office:value-type="float" office:value="293.031183223" calcext:value-type="float">
            <text:p>293,031183223</text:p>
          </table:table-cell>
          <table:table-cell office:value-type="float" office:value="290.83461886" calcext:value-type="float">
            <text:p>290,83461886</text:p>
          </table:table-cell>
          <table:table-cell office:value-type="float" office:value="283.107340748" calcext:value-type="float">
            <text:p>283,107340748</text:p>
          </table:table-cell>
          <table:table-cell table:number-columns-repeated="6"/>
          <table:table-cell table:formula="of:=TRIMMEAN([.B30:.K30];0.2)" office:value-type="float" office:value="290.8543683528" calcext:value-type="float">
            <text:p>290,8543683528</text:p>
          </table:table-cell>
        </table:table-row>
        <table:table-row table:style-name="ro1">
          <table:table-cell office:value-type="string" calcext:value-type="string">
            <text:p>201612_BolsaFamiliaFolhaPagamento.csv</text:p>
          </table:table-cell>
          <table:table-cell office:value-type="float" office:value="296.714762601" calcext:value-type="float">
            <text:p>296,714762601</text:p>
          </table:table-cell>
          <table:table-cell office:value-type="float" office:value="297.307189965" calcext:value-type="float">
            <text:p>297,307189965</text:p>
          </table:table-cell>
          <table:table-cell office:value-type="float" office:value="293.425946803" calcext:value-type="float">
            <text:p>293,425946803</text:p>
          </table:table-cell>
          <table:table-cell office:value-type="float" office:value="293.602988442" calcext:value-type="float">
            <text:p>293,602988442</text:p>
          </table:table-cell>
          <table:table-cell office:value-type="float" office:value="285.092420466" calcext:value-type="float">
            <text:p>285,092420466</text:p>
          </table:table-cell>
          <table:table-cell table:number-columns-repeated="6"/>
          <table:table-cell table:formula="of:=TRIMMEAN([.B31:.K31];0.2)" office:value-type="float" office:value="293.2286616554" calcext:value-type="float">
            <text:p>293,228661655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31])" office:value-type="float" office:value="9100.345091007" calcext:value-type="float">
            <text:p>9100,345091007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7.700967444" calcext:value-type="float">
            <text:p>277,700967444</text:p>
          </table:table-cell>
          <table:table-cell office:value-type="float" office:value="281.494923635" calcext:value-type="float">
            <text:p>281,494923635</text:p>
          </table:table-cell>
          <table:table-cell office:value-type="float" office:value="281.571621733" calcext:value-type="float">
            <text:p>281,571621733</text:p>
          </table:table-cell>
          <table:table-cell office:value-type="float" office:value="275.268247434" calcext:value-type="float">
            <text:p>275,268247434</text:p>
          </table:table-cell>
          <table:table-cell office:value-type="float" office:value="281.313500962" calcext:value-type="float">
            <text:p>281,313500962</text:p>
          </table:table-cell>
          <table:table-cell office:value-type="float" office:value="279.5979455395" calcext:value-type="float">
            <text:p>279,5979455395</text:p>
          </table:table-cell>
          <table:table-cell office:value-type="float" office:value="281.533272684" calcext:value-type="float">
            <text:p>281,533272684</text:p>
          </table:table-cell>
          <table:table-cell office:value-type="float" office:value="278.4199345835" calcext:value-type="float">
            <text:p>278,4199345835</text:p>
          </table:table-cell>
          <table:table-cell office:value-type="float" office:value="278.290874198" calcext:value-type="float">
            <text:p>278,290874198</text:p>
          </table:table-cell>
          <table:table-cell office:value-type="float" office:value="280.4557232508" calcext:value-type="float">
            <text:p>280,4557232508</text:p>
          </table:table-cell>
          <table:table-cell/>
          <table:table-cell table:formula="of:=TRIMMEAN([.B2:.K2];0.2)" office:value-type="float" office:value="279.8508927871" calcext:value-type="float">
            <text:p>279,8508927871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1.430586185" calcext:value-type="float">
            <text:p>271,430586185</text:p>
          </table:table-cell>
          <table:table-cell office:value-type="float" office:value="279.737444877" calcext:value-type="float">
            <text:p>279,737444877</text:p>
          </table:table-cell>
          <table:table-cell office:value-type="float" office:value="282.564226254" calcext:value-type="float">
            <text:p>282,564226254</text:p>
          </table:table-cell>
          <table:table-cell office:value-type="float" office:value="282.642698341" calcext:value-type="float">
            <text:p>282,642698341</text:p>
          </table:table-cell>
          <table:table-cell office:value-type="float" office:value="278.532439739" calcext:value-type="float">
            <text:p>278,532439739</text:p>
          </table:table-cell>
          <table:table-cell office:value-type="float" office:value="275.584015531" calcext:value-type="float">
            <text:p>275,584015531</text:p>
          </table:table-cell>
          <table:table-cell office:value-type="float" office:value="281.1508355655" calcext:value-type="float">
            <text:p>281,1508355655</text:p>
          </table:table-cell>
          <table:table-cell office:value-type="float" office:value="282.6034622975" calcext:value-type="float">
            <text:p>282,6034622975</text:p>
          </table:table-cell>
          <table:table-cell office:value-type="float" office:value="280.58756904" calcext:value-type="float">
            <text:p>280,58756904</text:p>
          </table:table-cell>
          <table:table-cell office:value-type="float" office:value="277.058227635" calcext:value-type="float">
            <text:p>277,058227635</text:p>
          </table:table-cell>
          <table:table-cell/>
          <table:table-cell table:formula="of:=TRIMMEAN([.B3:.K3];0.2)" office:value-type="float" office:value="279.727277617375" calcext:value-type="float">
            <text:p>279,727277617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8.674697968" calcext:value-type="float">
            <text:p>268,674697968</text:p>
          </table:table-cell>
          <table:table-cell office:value-type="float" office:value="273.999898773" calcext:value-type="float">
            <text:p>273,999898773</text:p>
          </table:table-cell>
          <table:table-cell office:value-type="float" office:value="272.450316588" calcext:value-type="float">
            <text:p>272,450316588</text:p>
          </table:table-cell>
          <table:table-cell office:value-type="float" office:value="272.594351947" calcext:value-type="float">
            <text:p>272,594351947</text:p>
          </table:table-cell>
          <table:table-cell office:value-type="float" office:value="280.575526644" calcext:value-type="float">
            <text:p>280,575526644</text:p>
          </table:table-cell>
          <table:table-cell office:value-type="float" office:value="271.3372983705" calcext:value-type="float">
            <text:p>271,3372983705</text:p>
          </table:table-cell>
          <table:table-cell office:value-type="float" office:value="273.2251076805" calcext:value-type="float">
            <text:p>273,2251076805</text:p>
          </table:table-cell>
          <table:table-cell office:value-type="float" office:value="272.5223342675" calcext:value-type="float">
            <text:p>272,5223342675</text:p>
          </table:table-cell>
          <table:table-cell office:value-type="float" office:value="276.5849392955" calcext:value-type="float">
            <text:p>276,5849392955</text:p>
          </table:table-cell>
          <table:table-cell office:value-type="float" office:value="275.9564125073" calcext:value-type="float">
            <text:p>275,9564125073</text:p>
          </table:table-cell>
          <table:table-cell/>
          <table:table-cell table:formula="of:=TRIMMEAN([.B4:.K4];0.2)" office:value-type="float" office:value="273.583832428662" calcext:value-type="float">
            <text:p>273,5838324287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2.307304234" calcext:value-type="float">
            <text:p>282,307304234</text:p>
          </table:table-cell>
          <table:table-cell office:value-type="float" office:value="282.832287968" calcext:value-type="float">
            <text:p>282,832287968</text:p>
          </table:table-cell>
          <table:table-cell office:value-type="float" office:value="279.659754922" calcext:value-type="float">
            <text:p>279,659754922</text:p>
          </table:table-cell>
          <table:table-cell office:value-type="float" office:value="274.526417687" calcext:value-type="float">
            <text:p>274,526417687</text:p>
          </table:table-cell>
          <table:table-cell office:value-type="float" office:value="286.848893686" calcext:value-type="float">
            <text:p>286,848893686</text:p>
          </table:table-cell>
          <table:table-cell office:value-type="float" office:value="282.569796101" calcext:value-type="float">
            <text:p>282,569796101</text:p>
          </table:table-cell>
          <table:table-cell office:value-type="float" office:value="281.246021445" calcext:value-type="float">
            <text:p>281,246021445</text:p>
          </table:table-cell>
          <table:table-cell office:value-type="float" office:value="277.0930863045" calcext:value-type="float">
            <text:p>277,0930863045</text:p>
          </table:table-cell>
          <table:table-cell office:value-type="float" office:value="280.6876556865" calcext:value-type="float">
            <text:p>280,6876556865</text:p>
          </table:table-cell>
          <table:table-cell office:value-type="float" office:value="284.7093448935" calcext:value-type="float">
            <text:p>284,7093448935</text:p>
          </table:table-cell>
          <table:table-cell/>
          <table:table-cell table:formula="of:=TRIMMEAN([.B5:.K5];0.2)" office:value-type="float" office:value="281.388156444312" calcext:value-type="float">
            <text:p>281,38815644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3.556608081" calcext:value-type="float">
            <text:p>273,556608081</text:p>
          </table:table-cell>
          <table:table-cell office:value-type="float" office:value="274.948394445" calcext:value-type="float">
            <text:p>274,948394445</text:p>
          </table:table-cell>
          <table:table-cell office:value-type="float" office:value="276.365402671" calcext:value-type="float">
            <text:p>276,365402671</text:p>
          </table:table-cell>
          <table:table-cell office:value-type="float" office:value="270.465134225" calcext:value-type="float">
            <text:p>270,465134225</text:p>
          </table:table-cell>
          <table:table-cell office:value-type="float" office:value="272.393100105" calcext:value-type="float">
            <text:p>272,393100105</text:p>
          </table:table-cell>
          <table:table-cell office:value-type="float" office:value="274.252501263" calcext:value-type="float">
            <text:p>274,252501263</text:p>
          </table:table-cell>
          <table:table-cell office:value-type="float" office:value="275.656898558" calcext:value-type="float">
            <text:p>275,656898558</text:p>
          </table:table-cell>
          <table:table-cell office:value-type="float" office:value="273.415268448" calcext:value-type="float">
            <text:p>273,415268448</text:p>
          </table:table-cell>
          <table:table-cell office:value-type="float" office:value="271.429117165" calcext:value-type="float">
            <text:p>271,429117165</text:p>
          </table:table-cell>
          <table:table-cell office:value-type="float" office:value="273.322800684" calcext:value-type="float">
            <text:p>273,322800684</text:p>
          </table:table-cell>
          <table:table-cell/>
          <table:table-cell table:formula="of:=TRIMMEAN([.B6:.K6];0.2)" office:value-type="float" office:value="273.621836093625" calcext:value-type="float">
            <text:p>273,621836093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6.782303837" calcext:value-type="float">
            <text:p>276,782303837</text:p>
          </table:table-cell>
          <table:table-cell office:value-type="float" office:value="282.615726294" calcext:value-type="float">
            <text:p>282,615726294</text:p>
          </table:table-cell>
          <table:table-cell office:value-type="float" office:value="280.038613664" calcext:value-type="float">
            <text:p>280,038613664</text:p>
          </table:table-cell>
          <table:table-cell office:value-type="float" office:value="280.243306234" calcext:value-type="float">
            <text:p>280,243306234</text:p>
          </table:table-cell>
          <table:table-cell office:value-type="float" office:value="282.596051558" calcext:value-type="float">
            <text:p>282,596051558</text:p>
          </table:table-cell>
          <table:table-cell office:value-type="float" office:value="279.6990150655" calcext:value-type="float">
            <text:p>279,6990150655</text:p>
          </table:table-cell>
          <table:table-cell office:value-type="float" office:value="281.327169979" calcext:value-type="float">
            <text:p>281,327169979</text:p>
          </table:table-cell>
          <table:table-cell office:value-type="float" office:value="280.140959949" calcext:value-type="float">
            <text:p>280,140959949</text:p>
          </table:table-cell>
          <table:table-cell office:value-type="float" office:value="281.419678896" calcext:value-type="float">
            <text:p>281,419678896</text:p>
          </table:table-cell>
          <table:table-cell office:value-type="float" office:value="281.1475333118" calcext:value-type="float">
            <text:p>281,1475333118</text:p>
          </table:table-cell>
          <table:table-cell/>
          <table:table-cell table:formula="of:=TRIMMEAN([.B7:.K7];0.2)" office:value-type="float" office:value="280.826541082162" calcext:value-type="float">
            <text:p>280,8265410822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7.45255156" calcext:value-type="float">
            <text:p>277,45255156</text:p>
          </table:table-cell>
          <table:table-cell office:value-type="float" office:value="276.591706416" calcext:value-type="float">
            <text:p>276,591706416</text:p>
          </table:table-cell>
          <table:table-cell office:value-type="float" office:value="277.196104896" calcext:value-type="float">
            <text:p>277,196104896</text:p>
          </table:table-cell>
          <table:table-cell office:value-type="float" office:value="277.64789095" calcext:value-type="float">
            <text:p>277,64789095</text:p>
          </table:table-cell>
          <table:table-cell office:value-type="float" office:value="282.01721406" calcext:value-type="float">
            <text:p>282,01721406</text:p>
          </table:table-cell>
          <table:table-cell office:value-type="float" office:value="277.022128988" calcext:value-type="float">
            <text:p>277,022128988</text:p>
          </table:table-cell>
          <table:table-cell office:value-type="float" office:value="276.893905656" calcext:value-type="float">
            <text:p>276,893905656</text:p>
          </table:table-cell>
          <table:table-cell office:value-type="float" office:value="277.421997923" calcext:value-type="float">
            <text:p>277,421997923</text:p>
          </table:table-cell>
          <table:table-cell office:value-type="float" office:value="279.832552505" calcext:value-type="float">
            <text:p>279,832552505</text:p>
          </table:table-cell>
          <table:table-cell office:value-type="float" office:value="279.519671524" calcext:value-type="float">
            <text:p>279,519671524</text:p>
          </table:table-cell>
          <table:table-cell/>
          <table:table-cell table:formula="of:=TRIMMEAN([.B8:.K8];0.2)" office:value-type="float" office:value="277.87335050025" calcext:value-type="float">
            <text:p>277,873350500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88.693624512" calcext:value-type="float">
            <text:p>288,693624512</text:p>
          </table:table-cell>
          <table:table-cell office:value-type="float" office:value="290.935014274" calcext:value-type="float">
            <text:p>290,935014274</text:p>
          </table:table-cell>
          <table:table-cell office:value-type="float" office:value="279.476737845" calcext:value-type="float">
            <text:p>279,476737845</text:p>
          </table:table-cell>
          <table:table-cell office:value-type="float" office:value="281.769277334" calcext:value-type="float">
            <text:p>281,769277334</text:p>
          </table:table-cell>
          <table:table-cell office:value-type="float" office:value="291.776572959" calcext:value-type="float">
            <text:p>291,776572959</text:p>
          </table:table-cell>
          <table:table-cell office:value-type="float" office:value="289.814319393" calcext:value-type="float">
            <text:p>289,814319393</text:p>
          </table:table-cell>
          <table:table-cell office:value-type="float" office:value="285.2058760595" calcext:value-type="float">
            <text:p>285,2058760595</text:p>
          </table:table-cell>
          <table:table-cell office:value-type="float" office:value="280.6230075895" calcext:value-type="float">
            <text:p>280,6230075895</text:p>
          </table:table-cell>
          <table:table-cell office:value-type="float" office:value="286.7729251465" calcext:value-type="float">
            <text:p>286,7729251465</text:p>
          </table:table-cell>
          <table:table-cell office:value-type="float" office:value="290.795446176" calcext:value-type="float">
            <text:p>290,795446176</text:p>
          </table:table-cell>
          <table:table-cell/>
          <table:table-cell table:formula="of:=TRIMMEAN([.B9:.K9];0.2)" office:value-type="float" office:value="286.826186310563" calcext:value-type="float">
            <text:p>286,826186310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9.284184987" calcext:value-type="float">
            <text:p>279,284184987</text:p>
          </table:table-cell>
          <table:table-cell office:value-type="float" office:value="287.380230191" calcext:value-type="float">
            <text:p>287,380230191</text:p>
          </table:table-cell>
          <table:table-cell office:value-type="float" office:value="283.707977507" calcext:value-type="float">
            <text:p>283,707977507</text:p>
          </table:table-cell>
          <table:table-cell office:value-type="float" office:value="273.304355447" calcext:value-type="float">
            <text:p>273,304355447</text:p>
          </table:table-cell>
          <table:table-cell office:value-type="float" office:value="281.352126919" calcext:value-type="float">
            <text:p>281,352126919</text:p>
          </table:table-cell>
          <table:table-cell office:value-type="float" office:value="283.332207589" calcext:value-type="float">
            <text:p>283,332207589</text:p>
          </table:table-cell>
          <table:table-cell office:value-type="float" office:value="285.544103849" calcext:value-type="float">
            <text:p>285,544103849</text:p>
          </table:table-cell>
          <table:table-cell office:value-type="float" office:value="278.506166477" calcext:value-type="float">
            <text:p>278,506166477</text:p>
          </table:table-cell>
          <table:table-cell office:value-type="float" office:value="277.328241183" calcext:value-type="float">
            <text:p>277,328241183</text:p>
          </table:table-cell>
          <table:table-cell office:value-type="float" office:value="282.342167254" calcext:value-type="float">
            <text:p>282,342167254</text:p>
          </table:table-cell>
          <table:table-cell/>
          <table:table-cell table:formula="of:=TRIMMEAN([.B10:.K10];0.2)" office:value-type="float" office:value="281.424646970625" calcext:value-type="float">
            <text:p>281,424646970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4.789090206" calcext:value-type="float">
            <text:p>264,789090206</text:p>
          </table:table-cell>
          <table:table-cell office:value-type="float" office:value="267.942181282" calcext:value-type="float">
            <text:p>267,942181282</text:p>
          </table:table-cell>
          <table:table-cell office:value-type="float" office:value="270.219905807" calcext:value-type="float">
            <text:p>270,219905807</text:p>
          </table:table-cell>
          <table:table-cell office:value-type="float" office:value="271.238513087" calcext:value-type="float">
            <text:p>271,238513087</text:p>
          </table:table-cell>
          <table:table-cell office:value-type="float" office:value="269.844952371" calcext:value-type="float">
            <text:p>269,844952371</text:p>
          </table:table-cell>
          <table:table-cell office:value-type="float" office:value="266.365635744" calcext:value-type="float">
            <text:p>266,365635744</text:p>
          </table:table-cell>
          <table:table-cell office:value-type="float" office:value="269.0810435445" calcext:value-type="float">
            <text:p>269,0810435445</text:p>
          </table:table-cell>
          <table:table-cell office:value-type="float" office:value="270.729209447" calcext:value-type="float">
            <text:p>270,729209447</text:p>
          </table:table-cell>
          <table:table-cell office:value-type="float" office:value="270.541732729" calcext:value-type="float">
            <text:p>270,541732729</text:p>
          </table:table-cell>
          <table:table-cell office:value-type="float" office:value="268.1052940575" calcext:value-type="float">
            <text:p>268,1052940575</text:p>
          </table:table-cell>
          <table:table-cell/>
          <table:table-cell table:formula="of:=TRIMMEAN([.B11:.K11];0.2)" office:value-type="float" office:value="269.10374437275" calcext:value-type="float">
            <text:p>269,103744372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0.283267133" calcext:value-type="float">
            <text:p>270,283267133</text:p>
          </table:table-cell>
          <table:table-cell office:value-type="float" office:value="271.215747836" calcext:value-type="float">
            <text:p>271,215747836</text:p>
          </table:table-cell>
          <table:table-cell office:value-type="float" office:value="269.525026739" calcext:value-type="float">
            <text:p>269,525026739</text:p>
          </table:table-cell>
          <table:table-cell office:value-type="float" office:value="278.418869247" calcext:value-type="float">
            <text:p>278,418869247</text:p>
          </table:table-cell>
          <table:table-cell office:value-type="float" office:value="285.694440098" calcext:value-type="float">
            <text:p>285,694440098</text:p>
          </table:table-cell>
          <table:table-cell office:value-type="float" office:value="270.7495074845" calcext:value-type="float">
            <text:p>270,7495074845</text:p>
          </table:table-cell>
          <table:table-cell office:value-type="float" office:value="270.3703872875" calcext:value-type="float">
            <text:p>270,3703872875</text:p>
          </table:table-cell>
          <table:table-cell office:value-type="float" office:value="273.971947993" calcext:value-type="float">
            <text:p>273,971947993</text:p>
          </table:table-cell>
          <table:table-cell office:value-type="float" office:value="282.0566546725" calcext:value-type="float">
            <text:p>282,0566546725</text:p>
          </table:table-cell>
          <table:table-cell office:value-type="float" office:value="278.2219737913" calcext:value-type="float">
            <text:p>278,2219737913</text:p>
          </table:table-cell>
          <table:table-cell/>
          <table:table-cell table:formula="of:=TRIMMEAN([.B12:.K12];0.2)" office:value-type="float" office:value="274.4110444306" calcext:value-type="float">
            <text:p>274,411044430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0.41120562" calcext:value-type="float">
            <text:p>270,41120562</text:p>
          </table:table-cell>
          <table:table-cell office:value-type="float" office:value="279.666444758" calcext:value-type="float">
            <text:p>279,666444758</text:p>
          </table:table-cell>
          <table:table-cell office:value-type="float" office:value="265.869294197" calcext:value-type="float">
            <text:p>265,869294197</text:p>
          </table:table-cell>
          <table:table-cell office:value-type="float" office:value="271.832536142" calcext:value-type="float">
            <text:p>271,832536142</text:p>
          </table:table-cell>
          <table:table-cell office:value-type="float" office:value="275.07788421" calcext:value-type="float">
            <text:p>275,07788421</text:p>
          </table:table-cell>
          <table:table-cell office:value-type="float" office:value="275.038825189" calcext:value-type="float">
            <text:p>275,038825189</text:p>
          </table:table-cell>
          <table:table-cell office:value-type="float" office:value="272.7678694775" calcext:value-type="float">
            <text:p>272,7678694775</text:p>
          </table:table-cell>
          <table:table-cell office:value-type="float" office:value="268.8509151695" calcext:value-type="float">
            <text:p>268,8509151695</text:p>
          </table:table-cell>
          <table:table-cell office:value-type="float" office:value="273.455210176" calcext:value-type="float">
            <text:p>273,455210176</text:p>
          </table:table-cell>
          <table:table-cell office:value-type="float" office:value="275.0583546995" calcext:value-type="float">
            <text:p>275,0583546995</text:p>
          </table:table-cell>
          <table:table-cell/>
          <table:table-cell table:formula="of:=TRIMMEAN([.B13:.K13];0.2)" office:value-type="float" office:value="272.811600085437" calcext:value-type="float">
            <text:p>272,811600085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70.668137575" calcext:value-type="float">
            <text:p>270,668137575</text:p>
          </table:table-cell>
          <table:table-cell office:value-type="float" office:value="277.373346186" calcext:value-type="float">
            <text:p>277,373346186</text:p>
          </table:table-cell>
          <table:table-cell office:value-type="float" office:value="275.071201747" calcext:value-type="float">
            <text:p>275,071201747</text:p>
          </table:table-cell>
          <table:table-cell office:value-type="float" office:value="275.754760667" calcext:value-type="float">
            <text:p>275,754760667</text:p>
          </table:table-cell>
          <table:table-cell office:value-type="float" office:value="279.757709472" calcext:value-type="float">
            <text:p>279,757709472</text:p>
          </table:table-cell>
          <table:table-cell office:value-type="float" office:value="274.0207418805" calcext:value-type="float">
            <text:p>274,0207418805</text:p>
          </table:table-cell>
          <table:table-cell office:value-type="float" office:value="276.2222739665" calcext:value-type="float">
            <text:p>276,2222739665</text:p>
          </table:table-cell>
          <table:table-cell office:value-type="float" office:value="275.412981207" calcext:value-type="float">
            <text:p>275,412981207</text:p>
          </table:table-cell>
          <table:table-cell office:value-type="float" office:value="277.7562350695" calcext:value-type="float">
            <text:p>277,7562350695</text:p>
          </table:table-cell>
          <table:table-cell office:value-type="float" office:value="276.8892256763" calcext:value-type="float">
            <text:p>276,8892256763</text:p>
          </table:table-cell>
          <table:table-cell/>
          <table:table-cell table:formula="of:=TRIMMEAN([.B14:.K14];0.2)" office:value-type="float" office:value="276.062595799975" calcext:value-type="float">
            <text:p>276,0625958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9.66908665" calcext:value-type="float">
            <text:p>269,66908665</text:p>
          </table:table-cell>
          <table:table-cell office:value-type="float" office:value="278.312842138" calcext:value-type="float">
            <text:p>278,312842138</text:p>
          </table:table-cell>
          <table:table-cell office:value-type="float" office:value="278.284194257" calcext:value-type="float">
            <text:p>278,284194257</text:p>
          </table:table-cell>
          <table:table-cell office:value-type="float" office:value="276.551447492" calcext:value-type="float">
            <text:p>276,551447492</text:p>
          </table:table-cell>
          <table:table-cell office:value-type="float" office:value="281.606918125" calcext:value-type="float">
            <text:p>281,606918125</text:p>
          </table:table-cell>
          <table:table-cell office:value-type="float" office:value="273.990964394" calcext:value-type="float">
            <text:p>273,990964394</text:p>
          </table:table-cell>
          <table:table-cell office:value-type="float" office:value="278.2985181975" calcext:value-type="float">
            <text:p>278,2985181975</text:p>
          </table:table-cell>
          <table:table-cell office:value-type="float" office:value="277.4178208745" calcext:value-type="float">
            <text:p>277,4178208745</text:p>
          </table:table-cell>
          <table:table-cell office:value-type="float" office:value="279.0791828085" calcext:value-type="float">
            <text:p>279,0791828085</text:p>
          </table:table-cell>
          <table:table-cell office:value-type="float" office:value="277.7989412595" calcext:value-type="float">
            <text:p>277,7989412595</text:p>
          </table:table-cell>
          <table:table-cell/>
          <table:table-cell table:formula="of:=TRIMMEAN([.B15:.K15];0.2)" office:value-type="float" office:value="277.466738927625" calcext:value-type="float">
            <text:p>277,4667389276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2.698256602" calcext:value-type="float">
            <text:p>272,698256602</text:p>
          </table:table-cell>
          <table:table-cell office:value-type="float" office:value="289.311829439" calcext:value-type="float">
            <text:p>289,311829439</text:p>
          </table:table-cell>
          <table:table-cell office:value-type="float" office:value="273.283589784" calcext:value-type="float">
            <text:p>273,283589784</text:p>
          </table:table-cell>
          <table:table-cell office:value-type="float" office:value="282.961036352" calcext:value-type="float">
            <text:p>282,961036352</text:p>
          </table:table-cell>
          <table:table-cell office:value-type="float" office:value="287.878059712" calcext:value-type="float">
            <text:p>287,878059712</text:p>
          </table:table-cell>
          <table:table-cell office:value-type="float" office:value="281.0050430205" calcext:value-type="float">
            <text:p>281,0050430205</text:p>
          </table:table-cell>
          <table:table-cell office:value-type="float" office:value="281.2977096115" calcext:value-type="float">
            <text:p>281,2977096115</text:p>
          </table:table-cell>
          <table:table-cell office:value-type="float" office:value="278.122313068" calcext:value-type="float">
            <text:p>278,122313068</text:p>
          </table:table-cell>
          <table:table-cell office:value-type="float" office:value="285.419548032" calcext:value-type="float">
            <text:p>285,419548032</text:p>
          </table:table-cell>
          <table:table-cell office:value-type="float" office:value="284.4415513663" calcext:value-type="float">
            <text:p>284,4415513663</text:p>
          </table:table-cell>
          <table:table-cell/>
          <table:table-cell table:formula="of:=TRIMMEAN([.B16:.K16];0.2)" office:value-type="float" office:value="281.801106368287" calcext:value-type="float">
            <text:p>281,8011063683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1.757816682" calcext:value-type="float">
            <text:p>281,757816682</text:p>
          </table:table-cell>
          <table:table-cell office:value-type="float" office:value="289.074269321" calcext:value-type="float">
            <text:p>289,074269321</text:p>
          </table:table-cell>
          <table:table-cell office:value-type="float" office:value="279.92370437" calcext:value-type="float">
            <text:p>279,92370437</text:p>
          </table:table-cell>
          <table:table-cell office:value-type="float" office:value="275.144787325" calcext:value-type="float">
            <text:p>275,144787325</text:p>
          </table:table-cell>
          <table:table-cell office:value-type="float" office:value="287.0269225" calcext:value-type="float">
            <text:p>287,0269225</text:p>
          </table:table-cell>
          <table:table-cell office:value-type="float" office:value="285.4160430015" calcext:value-type="float">
            <text:p>285,4160430015</text:p>
          </table:table-cell>
          <table:table-cell office:value-type="float" office:value="284.4989868455" calcext:value-type="float">
            <text:p>284,4989868455</text:p>
          </table:table-cell>
          <table:table-cell office:value-type="float" office:value="277.5342458475" calcext:value-type="float">
            <text:p>277,5342458475</text:p>
          </table:table-cell>
          <table:table-cell office:value-type="float" office:value="281.0858549125" calcext:value-type="float">
            <text:p>281,0858549125</text:p>
          </table:table-cell>
          <table:table-cell office:value-type="float" office:value="286.2214827508" calcext:value-type="float">
            <text:p>286,2214827508</text:p>
          </table:table-cell>
          <table:table-cell/>
          <table:table-cell table:formula="of:=TRIMMEAN([.B17:.K17];0.2)" office:value-type="float" office:value="282.933132113725" calcext:value-type="float">
            <text:p>282,9331321137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0.941075071" calcext:value-type="float">
            <text:p>270,941075071</text:p>
          </table:table-cell>
          <table:table-cell office:value-type="float" office:value="271.348202045" calcext:value-type="float">
            <text:p>271,348202045</text:p>
          </table:table-cell>
          <table:table-cell office:value-type="float" office:value="273.501703906" calcext:value-type="float">
            <text:p>273,501703906</text:p>
          </table:table-cell>
          <table:table-cell office:value-type="float" office:value="264.339604279" calcext:value-type="float">
            <text:p>264,339604279</text:p>
          </table:table-cell>
          <table:table-cell office:value-type="float" office:value="275.286499054" calcext:value-type="float">
            <text:p>275,286499054</text:p>
          </table:table-cell>
          <table:table-cell office:value-type="float" office:value="271.144638558" calcext:value-type="float">
            <text:p>271,144638558</text:p>
          </table:table-cell>
          <table:table-cell office:value-type="float" office:value="272.4249529755" calcext:value-type="float">
            <text:p>272,4249529755</text:p>
          </table:table-cell>
          <table:table-cell office:value-type="float" office:value="268.9206540925" calcext:value-type="float">
            <text:p>268,9206540925</text:p>
          </table:table-cell>
          <table:table-cell office:value-type="float" office:value="269.8130516665" calcext:value-type="float">
            <text:p>269,8130516665</text:p>
          </table:table-cell>
          <table:table-cell office:value-type="float" office:value="273.215568806" calcext:value-type="float">
            <text:p>273,215568806</text:p>
          </table:table-cell>
          <table:table-cell/>
          <table:table-cell table:formula="of:=TRIMMEAN([.B18:.K18];0.2)" office:value-type="float" office:value="271.413730890062" calcext:value-type="float">
            <text:p>271,4137308901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4.906871564" calcext:value-type="float">
            <text:p>274,906871564</text:p>
          </table:table-cell>
          <table:table-cell office:value-type="float" office:value="282.60533312" calcext:value-type="float">
            <text:p>282,60533312</text:p>
          </table:table-cell>
          <table:table-cell office:value-type="float" office:value="277.070499001" calcext:value-type="float">
            <text:p>277,070499001</text:p>
          </table:table-cell>
          <table:table-cell office:value-type="float" office:value="285.61934034" calcext:value-type="float">
            <text:p>285,61934034</text:p>
          </table:table-cell>
          <table:table-cell office:value-type="float" office:value="278.49943266" calcext:value-type="float">
            <text:p>278,49943266</text:p>
          </table:table-cell>
          <table:table-cell office:value-type="float" office:value="278.756102342" calcext:value-type="float">
            <text:p>278,756102342</text:p>
          </table:table-cell>
          <table:table-cell office:value-type="float" office:value="279.8379160605" calcext:value-type="float">
            <text:p>279,8379160605</text:p>
          </table:table-cell>
          <table:table-cell office:value-type="float" office:value="281.3449196705" calcext:value-type="float">
            <text:p>281,3449196705</text:p>
          </table:table-cell>
          <table:table-cell office:value-type="float" office:value="282.0593865" calcext:value-type="float">
            <text:p>282,0593865</text:p>
          </table:table-cell>
          <table:table-cell office:value-type="float" office:value="278.627767501" calcext:value-type="float">
            <text:p>278,627767501</text:p>
          </table:table-cell>
          <table:table-cell/>
          <table:table-cell table:formula="of:=TRIMMEAN([.B19:.K19];0.2)" office:value-type="float" office:value="279.850169606875" calcext:value-type="float">
            <text:p>279,8501696069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78.523492477" calcext:value-type="float">
            <text:p>278,523492477</text:p>
          </table:table-cell>
          <table:table-cell office:value-type="float" office:value="278.3172847" calcext:value-type="float">
            <text:p>278,3172847</text:p>
          </table:table-cell>
          <table:table-cell office:value-type="float" office:value="274.334718111" calcext:value-type="float">
            <text:p>274,334718111</text:p>
          </table:table-cell>
          <table:table-cell office:value-type="float" office:value="279.623077361" calcext:value-type="float">
            <text:p>279,623077361</text:p>
          </table:table-cell>
          <table:table-cell office:value-type="float" office:value="281.180001451" calcext:value-type="float">
            <text:p>281,180001451</text:p>
          </table:table-cell>
          <table:table-cell office:value-type="float" office:value="278.4203885885" calcext:value-type="float">
            <text:p>278,4203885885</text:p>
          </table:table-cell>
          <table:table-cell office:value-type="float" office:value="276.3260014055" calcext:value-type="float">
            <text:p>276,3260014055</text:p>
          </table:table-cell>
          <table:table-cell office:value-type="float" office:value="276.978897736" calcext:value-type="float">
            <text:p>276,978897736</text:p>
          </table:table-cell>
          <table:table-cell office:value-type="float" office:value="280.401539406" calcext:value-type="float">
            <text:p>280,401539406</text:p>
          </table:table-cell>
          <table:table-cell office:value-type="float" office:value="279.8001950198" calcext:value-type="float">
            <text:p>279,8001950198</text:p>
          </table:table-cell>
          <table:table-cell/>
          <table:table-cell table:formula="of:=TRIMMEAN([.B20:.K20];0.2)" office:value-type="float" office:value="278.548859586725" calcext:value-type="float">
            <text:p>278,5488595867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8.548216344" calcext:value-type="float">
            <text:p>278,548216344</text:p>
          </table:table-cell>
          <table:table-cell office:value-type="float" office:value="281.289537698" calcext:value-type="float">
            <text:p>281,289537698</text:p>
          </table:table-cell>
          <table:table-cell office:value-type="float" office:value="271.235096424" calcext:value-type="float">
            <text:p>271,235096424</text:p>
          </table:table-cell>
          <table:table-cell office:value-type="float" office:value="275.475321932" calcext:value-type="float">
            <text:p>275,475321932</text:p>
          </table:table-cell>
          <table:table-cell office:value-type="float" office:value="278.345909769" calcext:value-type="float">
            <text:p>278,345909769</text:p>
          </table:table-cell>
          <table:table-cell office:value-type="float" office:value="279.918877021" calcext:value-type="float">
            <text:p>279,918877021</text:p>
          </table:table-cell>
          <table:table-cell office:value-type="float" office:value="276.262317061" calcext:value-type="float">
            <text:p>276,262317061</text:p>
          </table:table-cell>
          <table:table-cell office:value-type="float" office:value="273.355209178" calcext:value-type="float">
            <text:p>273,355209178</text:p>
          </table:table-cell>
          <table:table-cell office:value-type="float" office:value="276.9106158505" calcext:value-type="float">
            <text:p>276,9106158505</text:p>
          </table:table-cell>
          <table:table-cell office:value-type="float" office:value="279.132393395" calcext:value-type="float">
            <text:p>279,132393395</text:p>
          </table:table-cell>
          <table:table-cell/>
          <table:table-cell table:formula="of:=TRIMMEAN([.B21:.K21];0.2)" office:value-type="float" office:value="277.243607568812" calcext:value-type="float">
            <text:p>277,2436075688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82.210644741" calcext:value-type="float">
            <text:p>282,210644741</text:p>
          </table:table-cell>
          <table:table-cell office:value-type="float" office:value="287.457539581" calcext:value-type="float">
            <text:p>287,457539581</text:p>
          </table:table-cell>
          <table:table-cell office:value-type="float" office:value="289.297951195" calcext:value-type="float">
            <text:p>289,297951195</text:p>
          </table:table-cell>
          <table:table-cell office:value-type="float" office:value="282.989164699" calcext:value-type="float">
            <text:p>282,989164699</text:p>
          </table:table-cell>
          <table:table-cell office:value-type="float" office:value="277.199012738" calcext:value-type="float">
            <text:p>277,199012738</text:p>
          </table:table-cell>
          <table:table-cell office:value-type="float" office:value="284.834092161" calcext:value-type="float">
            <text:p>284,834092161</text:p>
          </table:table-cell>
          <table:table-cell office:value-type="float" office:value="288.377745388" calcext:value-type="float">
            <text:p>288,377745388</text:p>
          </table:table-cell>
          <table:table-cell office:value-type="float" office:value="286.143557947" calcext:value-type="float">
            <text:p>286,143557947</text:p>
          </table:table-cell>
          <table:table-cell office:value-type="float" office:value="280.0940887185" calcext:value-type="float">
            <text:p>280,0940887185</text:p>
          </table:table-cell>
          <table:table-cell office:value-type="float" office:value="281.0165524495" calcext:value-type="float">
            <text:p>281,0165524495</text:p>
          </table:table-cell>
          <table:table-cell/>
          <table:table-cell table:formula="of:=TRIMMEAN([.B22:.K22];0.2)" office:value-type="float" office:value="284.140423210625" calcext:value-type="float">
            <text:p>284,1404232106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7.448707591" calcext:value-type="float">
            <text:p>277,448707591</text:p>
          </table:table-cell>
          <table:table-cell office:value-type="float" office:value="279.135335511" calcext:value-type="float">
            <text:p>279,135335511</text:p>
          </table:table-cell>
          <table:table-cell office:value-type="float" office:value="283.640044485" calcext:value-type="float">
            <text:p>283,640044485</text:p>
          </table:table-cell>
          <table:table-cell office:value-type="float" office:value="283.169095062" calcext:value-type="float">
            <text:p>283,169095062</text:p>
          </table:table-cell>
          <table:table-cell office:value-type="float" office:value="278.184891119" calcext:value-type="float">
            <text:p>278,184891119</text:p>
          </table:table-cell>
          <table:table-cell office:value-type="float" office:value="278.292021551" calcext:value-type="float">
            <text:p>278,292021551</text:p>
          </table:table-cell>
          <table:table-cell office:value-type="float" office:value="281.387689998" calcext:value-type="float">
            <text:p>281,387689998</text:p>
          </table:table-cell>
          <table:table-cell office:value-type="float" office:value="283.4045697735" calcext:value-type="float">
            <text:p>283,4045697735</text:p>
          </table:table-cell>
          <table:table-cell office:value-type="float" office:value="280.6769930905" calcext:value-type="float">
            <text:p>280,6769930905</text:p>
          </table:table-cell>
          <table:table-cell office:value-type="float" office:value="278.238456335" calcext:value-type="float">
            <text:p>278,238456335</text:p>
          </table:table-cell>
          <table:table-cell/>
          <table:table-cell table:formula="of:=TRIMMEAN([.B23:.K23];0.2)" office:value-type="float" office:value="280.311131555" calcext:value-type="float">
            <text:p>280,311131555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75.727466402" calcext:value-type="float">
            <text:p>275,727466402</text:p>
          </table:table-cell>
          <table:table-cell office:value-type="float" office:value="282.989229391" calcext:value-type="float">
            <text:p>282,989229391</text:p>
          </table:table-cell>
          <table:table-cell office:value-type="float" office:value="282.240784635" calcext:value-type="float">
            <text:p>282,240784635</text:p>
          </table:table-cell>
          <table:table-cell office:value-type="float" office:value="278.625784156" calcext:value-type="float">
            <text:p>278,625784156</text:p>
          </table:table-cell>
          <table:table-cell office:value-type="float" office:value="280.755873084" calcext:value-type="float">
            <text:p>280,755873084</text:p>
          </table:table-cell>
          <table:table-cell office:value-type="float" office:value="279.3583478965" calcext:value-type="float">
            <text:p>279,3583478965</text:p>
          </table:table-cell>
          <table:table-cell office:value-type="float" office:value="282.615007013" calcext:value-type="float">
            <text:p>282,615007013</text:p>
          </table:table-cell>
          <table:table-cell office:value-type="float" office:value="280.4332843955" calcext:value-type="float">
            <text:p>280,4332843955</text:p>
          </table:table-cell>
          <table:table-cell office:value-type="float" office:value="279.69082862" calcext:value-type="float">
            <text:p>279,69082862</text:p>
          </table:table-cell>
          <table:table-cell office:value-type="float" office:value="280.0571104903" calcext:value-type="float">
            <text:p>280,0571104903</text:p>
          </table:table-cell>
          <table:table-cell/>
          <table:table-cell table:formula="of:=TRIMMEAN([.B24:.K24];0.2)" office:value-type="float" office:value="280.472127536287" calcext:value-type="float">
            <text:p>280,472127536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77.919899558" calcext:value-type="float">
            <text:p>277,919899558</text:p>
          </table:table-cell>
          <table:table-cell office:value-type="float" office:value="279.268805945" calcext:value-type="float">
            <text:p>279,268805945</text:p>
          </table:table-cell>
          <table:table-cell office:value-type="float" office:value="276.307439793" calcext:value-type="float">
            <text:p>276,307439793</text:p>
          </table:table-cell>
          <table:table-cell office:value-type="float" office:value="272.553095951" calcext:value-type="float">
            <text:p>272,553095951</text:p>
          </table:table-cell>
          <table:table-cell office:value-type="float" office:value="277.493615618" calcext:value-type="float">
            <text:p>277,493615618</text:p>
          </table:table-cell>
          <table:table-cell office:value-type="float" office:value="278.5943527515" calcext:value-type="float">
            <text:p>278,5943527515</text:p>
          </table:table-cell>
          <table:table-cell office:value-type="float" office:value="277.788122869" calcext:value-type="float">
            <text:p>277,788122869</text:p>
          </table:table-cell>
          <table:table-cell office:value-type="float" office:value="274.430267872" calcext:value-type="float">
            <text:p>274,430267872</text:p>
          </table:table-cell>
          <table:table-cell office:value-type="float" office:value="275.0233557845" calcext:value-type="float">
            <text:p>275,0233557845</text:p>
          </table:table-cell>
          <table:table-cell office:value-type="float" office:value="278.0439841848" calcext:value-type="float">
            <text:p>278,0439841848</text:p>
          </table:table-cell>
          <table:table-cell/>
          <table:table-cell table:formula="of:=TRIMMEAN([.B25:.K25];0.2)" office:value-type="float" office:value="276.95012980385" calcext:value-type="float">
            <text:p>276,9501298039</text:p>
          </table:table-cell>
        </table:table-row>
        <table:table-row table:style-name="ro1">
          <table:table-cell office:value-type="string" calcext:value-type="string">
            <text:p>201607_BolsaFamiliaFolhaPagamento.csv</text:p>
          </table:table-cell>
          <table:table-cell office:value-type="float" office:value="274.772017007" calcext:value-type="float">
            <text:p>274,772017007</text:p>
          </table:table-cell>
          <table:table-cell office:value-type="float" office:value="279.691376156" calcext:value-type="float">
            <text:p>279,691376156</text:p>
          </table:table-cell>
          <table:table-cell office:value-type="float" office:value="275.39339849" calcext:value-type="float">
            <text:p>275,39339849</text:p>
          </table:table-cell>
          <table:table-cell office:value-type="float" office:value="271.708330579" calcext:value-type="float">
            <text:p>271,708330579</text:p>
          </table:table-cell>
          <table:table-cell office:value-type="float" office:value="270.027606293" calcext:value-type="float">
            <text:p>270,027606293</text:p>
          </table:table-cell>
          <table:table-cell office:value-type="float" office:value="277.2316965815" calcext:value-type="float">
            <text:p>277,2316965815</text:p>
          </table:table-cell>
          <table:table-cell office:value-type="float" office:value="277.542387323" calcext:value-type="float">
            <text:p>277,542387323</text:p>
          </table:table-cell>
          <table:table-cell office:value-type="float" office:value="273.5508645345" calcext:value-type="float">
            <text:p>273,5508645345</text:p>
          </table:table-cell>
          <table:table-cell office:value-type="float" office:value="270.867968436" calcext:value-type="float">
            <text:p>270,867968436</text:p>
          </table:table-cell>
          <table:table-cell office:value-type="float" office:value="273.6296514373" calcext:value-type="float">
            <text:p>273,6296514373</text:p>
          </table:table-cell>
          <table:table-cell/>
          <table:table-cell table:formula="of:=TRIMMEAN([.B26:.K26];0.2)" office:value-type="float" office:value="274.337039298537" calcext:value-type="float">
            <text:p>274,3370392985</text:p>
          </table:table-cell>
        </table:table-row>
        <table:table-row table:style-name="ro1">
          <table:table-cell office:value-type="string" calcext:value-type="string">
            <text:p>201608_BolsaFamiliaFolhaPagamento.csv</text:p>
          </table:table-cell>
          <table:table-cell office:value-type="float" office:value="274.559479583" calcext:value-type="float">
            <text:p>274,559479583</text:p>
          </table:table-cell>
          <table:table-cell office:value-type="float" office:value="276.797343533" calcext:value-type="float">
            <text:p>276,797343533</text:p>
          </table:table-cell>
          <table:table-cell office:value-type="float" office:value="279.098371941" calcext:value-type="float">
            <text:p>279,098371941</text:p>
          </table:table-cell>
          <table:table-cell office:value-type="float" office:value="282.311496068" calcext:value-type="float">
            <text:p>282,311496068</text:p>
          </table:table-cell>
          <table:table-cell office:value-type="float" office:value="273.424237728" calcext:value-type="float">
            <text:p>273,424237728</text:p>
          </table:table-cell>
          <table:table-cell office:value-type="float" office:value="275.678411558" calcext:value-type="float">
            <text:p>275,678411558</text:p>
          </table:table-cell>
          <table:table-cell office:value-type="float" office:value="277.947857737" calcext:value-type="float">
            <text:p>277,947857737</text:p>
          </table:table-cell>
          <table:table-cell office:value-type="float" office:value="280.7049340045" calcext:value-type="float">
            <text:p>280,7049340045</text:p>
          </table:table-cell>
          <table:table-cell office:value-type="float" office:value="277.867866898" calcext:value-type="float">
            <text:p>277,867866898</text:p>
          </table:table-cell>
          <table:table-cell office:value-type="float" office:value="274.551324643" calcext:value-type="float">
            <text:p>274,551324643</text:p>
          </table:table-cell>
          <table:table-cell/>
          <table:table-cell table:formula="of:=TRIMMEAN([.B27:.K27];0.2)" office:value-type="float" office:value="277.150698737188" calcext:value-type="float">
            <text:p>277,1506987372</text:p>
          </table:table-cell>
        </table:table-row>
        <table:table-row table:style-name="ro1">
          <table:table-cell office:value-type="string" calcext:value-type="string">
            <text:p>201609_BolsaFamiliaFolhaPagamento.csv</text:p>
          </table:table-cell>
          <table:table-cell office:value-type="float" office:value="270.902064025" calcext:value-type="float">
            <text:p>270,902064025</text:p>
          </table:table-cell>
          <table:table-cell office:value-type="float" office:value="276.225098515" calcext:value-type="float">
            <text:p>276,225098515</text:p>
          </table:table-cell>
          <table:table-cell office:value-type="float" office:value="271.520354274" calcext:value-type="float">
            <text:p>271,520354274</text:p>
          </table:table-cell>
          <table:table-cell office:value-type="float" office:value="271.941825388" calcext:value-type="float">
            <text:p>271,941825388</text:p>
          </table:table-cell>
          <table:table-cell office:value-type="float" office:value="275.110755723" calcext:value-type="float">
            <text:p>275,110755723</text:p>
          </table:table-cell>
          <table:table-cell office:value-type="float" office:value="273.56358127" calcext:value-type="float">
            <text:p>273,56358127</text:p>
          </table:table-cell>
          <table:table-cell office:value-type="float" office:value="273.8727263945" calcext:value-type="float">
            <text:p>273,8727263945</text:p>
          </table:table-cell>
          <table:table-cell office:value-type="float" office:value="271.731089831" calcext:value-type="float">
            <text:p>271,731089831</text:p>
          </table:table-cell>
          <table:table-cell office:value-type="float" office:value="273.5262905555" calcext:value-type="float">
            <text:p>273,5262905555</text:p>
          </table:table-cell>
          <table:table-cell office:value-type="float" office:value="274.3371684965" calcext:value-type="float">
            <text:p>274,3371684965</text:p>
          </table:table-cell>
          <table:table-cell/>
          <table:table-cell table:formula="of:=TRIMMEAN([.B28:.K28];0.2)" office:value-type="float" office:value="273.200473991562" calcext:value-type="float">
            <text:p>273,2004739916</text:p>
          </table:table-cell>
        </table:table-row>
        <table:table-row table:style-name="ro1">
          <table:table-cell office:value-type="string" calcext:value-type="string">
            <text:p>201610_BolsaFamiliaFolhaPagamento.csv</text:p>
          </table:table-cell>
          <table:table-cell office:value-type="float" office:value="285.811321259" calcext:value-type="float">
            <text:p>285,811321259</text:p>
          </table:table-cell>
          <table:table-cell office:value-type="float" office:value="292.621622859" calcext:value-type="float">
            <text:p>292,621622859</text:p>
          </table:table-cell>
          <table:table-cell office:value-type="float" office:value="287.280898586" calcext:value-type="float">
            <text:p>287,280898586</text:p>
          </table:table-cell>
          <table:table-cell office:value-type="float" office:value="287.885722829" calcext:value-type="float">
            <text:p>287,885722829</text:p>
          </table:table-cell>
          <table:table-cell office:value-type="float" office:value="291.009742494" calcext:value-type="float">
            <text:p>291,009742494</text:p>
          </table:table-cell>
          <table:table-cell office:value-type="float" office:value="289.216472059" calcext:value-type="float">
            <text:p>289,216472059</text:p>
          </table:table-cell>
          <table:table-cell office:value-type="float" office:value="289.9512607225" calcext:value-type="float">
            <text:p>289,9512607225</text:p>
          </table:table-cell>
          <table:table-cell office:value-type="float" office:value="287.5833107075" calcext:value-type="float">
            <text:p>287,5833107075</text:p>
          </table:table-cell>
          <table:table-cell office:value-type="float" office:value="289.4477326615" calcext:value-type="float">
            <text:p>289,4477326615</text:p>
          </table:table-cell>
          <table:table-cell office:value-type="float" office:value="290.1131072765" calcext:value-type="float">
            <text:p>290,1131072765</text:p>
          </table:table-cell>
          <table:table-cell/>
          <table:table-cell table:formula="of:=TRIMMEAN([.B29:.K29];0.2)" office:value-type="float" office:value="289.061030917" calcext:value-type="float">
            <text:p>289,061030917</text:p>
          </table:table-cell>
        </table:table-row>
        <table:table-row table:style-name="ro1">
          <table:table-cell office:value-type="string" calcext:value-type="string">
            <text:p>201611_BolsaFamiliaFolhaPagamento.csv</text:p>
          </table:table-cell>
          <table:table-cell office:value-type="float" office:value="285.610750034" calcext:value-type="float">
            <text:p>285,610750034</text:p>
          </table:table-cell>
          <table:table-cell office:value-type="float" office:value="285.831242656" calcext:value-type="float">
            <text:p>285,831242656</text:p>
          </table:table-cell>
          <table:table-cell office:value-type="float" office:value="285.315634857" calcext:value-type="float">
            <text:p>285,315634857</text:p>
          </table:table-cell>
          <table:table-cell office:value-type="float" office:value="282.845075278" calcext:value-type="float">
            <text:p>282,845075278</text:p>
          </table:table-cell>
          <table:table-cell office:value-type="float" office:value="278.498328778" calcext:value-type="float">
            <text:p>278,498328778</text:p>
          </table:table-cell>
          <table:table-cell office:value-type="float" office:value="285.720996345" calcext:value-type="float">
            <text:p>285,720996345</text:p>
          </table:table-cell>
          <table:table-cell office:value-type="float" office:value="285.5734387565" calcext:value-type="float">
            <text:p>285,5734387565</text:p>
          </table:table-cell>
          <table:table-cell office:value-type="float" office:value="284.0803550675" calcext:value-type="float">
            <text:p>284,0803550675</text:p>
          </table:table-cell>
          <table:table-cell office:value-type="float" office:value="280.671702028" calcext:value-type="float">
            <text:p>280,671702028</text:p>
          </table:table-cell>
          <table:table-cell office:value-type="float" office:value="282.1096625615" calcext:value-type="float">
            <text:p>282,1096625615</text:p>
          </table:table-cell>
          <table:table-cell/>
          <table:table-cell table:formula="of:=TRIMMEAN([.B30:.K30];0.2)" office:value-type="float" office:value="283.990951865937" calcext:value-type="float">
            <text:p>283,9909518659</text:p>
          </table:table-cell>
        </table:table-row>
        <table:table-row table:style-name="ro1">
          <table:table-cell office:value-type="string" calcext:value-type="string">
            <text:p>201612_BolsaFamiliaFolhaPagamento.csv</text:p>
          </table:table-cell>
          <table:table-cell office:value-type="float" office:value="280.981128011" calcext:value-type="float">
            <text:p>280,981128011</text:p>
          </table:table-cell>
          <table:table-cell office:value-type="float" office:value="278.285370412" calcext:value-type="float">
            <text:p>278,285370412</text:p>
          </table:table-cell>
          <table:table-cell office:value-type="float" office:value="284.683922624" calcext:value-type="float">
            <text:p>284,683922624</text:p>
          </table:table-cell>
          <table:table-cell office:value-type="float" office:value="291.40768551" calcext:value-type="float">
            <text:p>291,40768551</text:p>
          </table:table-cell>
          <table:table-cell office:value-type="float" office:value="285.085042584" calcext:value-type="float">
            <text:p>285,085042584</text:p>
          </table:table-cell>
          <table:table-cell office:value-type="float" office:value="279.6332492115" calcext:value-type="float">
            <text:p>279,6332492115</text:p>
          </table:table-cell>
          <table:table-cell office:value-type="float" office:value="281.484646518" calcext:value-type="float">
            <text:p>281,484646518</text:p>
          </table:table-cell>
          <table:table-cell office:value-type="float" office:value="288.045804067" calcext:value-type="float">
            <text:p>288,045804067</text:p>
          </table:table-cell>
          <table:table-cell office:value-type="float" office:value="288.246364047" calcext:value-type="float">
            <text:p>288,246364047</text:p>
          </table:table-cell>
          <table:table-cell office:value-type="float" office:value="282.3591458978" calcext:value-type="float">
            <text:p>282,3591458978</text:p>
          </table:table-cell>
          <table:table-cell/>
          <table:table-cell table:formula="of:=TRIMMEAN([.B31:.K31];0.2)" office:value-type="float" office:value="283.814912870038" calcext:value-type="float">
            <text:p>283,8149128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31])" office:value-type="float" office:value="8360.19796977158" calcext:value-type="float">
            <text:p>8360,1979697716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2.608075736" calcext:value-type="float">
            <text:p>272,608075736</text:p>
          </table:table-cell>
          <table:table-cell office:value-type="float" office:value="257.986729587" calcext:value-type="float">
            <text:p>257,986729587</text:p>
          </table:table-cell>
          <table:table-cell office:value-type="float" office:value="257.077235396" calcext:value-type="float">
            <text:p>257,077235396</text:p>
          </table:table-cell>
          <table:table-cell office:value-type="float" office:value="254.692155164" calcext:value-type="float">
            <text:p>254,692155164</text:p>
          </table:table-cell>
          <table:table-cell office:value-type="float" office:value="255.039798327" calcext:value-type="float">
            <text:p>255,039798327</text:p>
          </table:table-cell>
          <table:table-cell office:value-type="float" office:value="255.382910194" calcext:value-type="float">
            <text:p>255,382910194</text:p>
          </table:table-cell>
          <table:table-cell office:value-type="float" office:value="258.571228631" calcext:value-type="float">
            <text:p>258,571228631</text:p>
          </table:table-cell>
          <table:table-cell office:value-type="float" office:value="260.477312596" calcext:value-type="float">
            <text:p>260,477312596</text:p>
          </table:table-cell>
          <table:table-cell table:formula="of:=AVERAGE([.C2];[.D2])" office:value-type="float" office:value="257.5319824915" calcext:value-type="float">
            <text:p>257,5319824915</text:p>
          </table:table-cell>
          <table:table-cell table:formula="of:=AVERAGE([.D2];[.E2])" office:value-type="float" office:value="255.88469528" calcext:value-type="float">
            <text:p>255,88469528</text:p>
          </table:table-cell>
          <table:table-cell/>
          <table:table-cell table:formula="of:=TRIMMEAN([.B2:.K2];0.2)" office:value-type="float" office:value="257.243986562812" calcext:value-type="float">
            <text:p>257,243986562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7.506251399" calcext:value-type="float">
            <text:p>257,506251399</text:p>
          </table:table-cell>
          <table:table-cell office:value-type="float" office:value="254.453680982" calcext:value-type="float">
            <text:p>254,453680982</text:p>
          </table:table-cell>
          <table:table-cell office:value-type="float" office:value="254.330749661" calcext:value-type="float">
            <text:p>254,330749661</text:p>
          </table:table-cell>
          <table:table-cell office:value-type="float" office:value="252.139621219" calcext:value-type="float">
            <text:p>252,139621219</text:p>
          </table:table-cell>
          <table:table-cell office:value-type="float" office:value="250.556394979" calcext:value-type="float">
            <text:p>250,556394979</text:p>
          </table:table-cell>
          <table:table-cell office:value-type="float" office:value="252.950278275" calcext:value-type="float">
            <text:p>252,950278275</text:p>
          </table:table-cell>
          <table:table-cell office:value-type="float" office:value="253.714915205" calcext:value-type="float">
            <text:p>253,714915205</text:p>
          </table:table-cell>
          <table:table-cell office:value-type="float" office:value="256.690031463" calcext:value-type="float">
            <text:p>256,690031463</text:p>
          </table:table-cell>
          <table:table-cell table:formula="of:=AVERAGE([.C3];[.D3])" office:value-type="float" office:value="254.3922153215" calcext:value-type="float">
            <text:p>254,3922153215</text:p>
          </table:table-cell>
          <table:table-cell table:formula="of:=AVERAGE([.D3];[.E3])" office:value-type="float" office:value="253.23518544" calcext:value-type="float">
            <text:p>253,23518544</text:p>
          </table:table-cell>
          <table:table-cell/>
          <table:table-cell table:formula="of:=TRIMMEAN([.B3:.K3];0.2)" office:value-type="float" office:value="253.988334695812" calcext:value-type="float">
            <text:p>253,988334695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6.955188103" calcext:value-type="float">
            <text:p>256,955188103</text:p>
          </table:table-cell>
          <table:table-cell office:value-type="float" office:value="257.443091942" calcext:value-type="float">
            <text:p>257,443091942</text:p>
          </table:table-cell>
          <table:table-cell office:value-type="float" office:value="261.150494125" calcext:value-type="float">
            <text:p>261,150494125</text:p>
          </table:table-cell>
          <table:table-cell office:value-type="float" office:value="255.874182385" calcext:value-type="float">
            <text:p>255,874182385</text:p>
          </table:table-cell>
          <table:table-cell office:value-type="float" office:value="257.787807953" calcext:value-type="float">
            <text:p>257,787807953</text:p>
          </table:table-cell>
          <table:table-cell office:value-type="float" office:value="257.656611482" calcext:value-type="float">
            <text:p>257,656611482</text:p>
          </table:table-cell>
          <table:table-cell office:value-type="float" office:value="260.668342669" calcext:value-type="float">
            <text:p>260,668342669</text:p>
          </table:table-cell>
          <table:table-cell office:value-type="float" office:value="260.632559992" calcext:value-type="float">
            <text:p>260,632559992</text:p>
          </table:table-cell>
          <table:table-cell table:formula="of:=AVERAGE([.C4];[.D4])" office:value-type="float" office:value="259.2967930335" calcext:value-type="float">
            <text:p>259,2967930335</text:p>
          </table:table-cell>
          <table:table-cell table:formula="of:=AVERAGE([.D4];[.E4])" office:value-type="float" office:value="258.512338255" calcext:value-type="float">
            <text:p>258,512338255</text:p>
          </table:table-cell>
          <table:table-cell/>
          <table:table-cell table:formula="of:=TRIMMEAN([.B4:.K4];0.2)" office:value-type="float" office:value="258.619091678688" calcext:value-type="float">
            <text:p>258,6190916787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52.126522744" calcext:value-type="float">
            <text:p>252,126522744</text:p>
          </table:table-cell>
          <table:table-cell office:value-type="float" office:value="255.671221124" calcext:value-type="float">
            <text:p>255,671221124</text:p>
          </table:table-cell>
          <table:table-cell office:value-type="float" office:value="252.521944783" calcext:value-type="float">
            <text:p>252,521944783</text:p>
          </table:table-cell>
          <table:table-cell office:value-type="float" office:value="250.776813257" calcext:value-type="float">
            <text:p>250,776813257</text:p>
          </table:table-cell>
          <table:table-cell office:value-type="float" office:value="250.438216601" calcext:value-type="float">
            <text:p>250,438216601</text:p>
          </table:table-cell>
          <table:table-cell office:value-type="float" office:value="252.930359638" calcext:value-type="float">
            <text:p>252,930359638</text:p>
          </table:table-cell>
          <table:table-cell office:value-type="float" office:value="253.459055144" calcext:value-type="float">
            <text:p>253,459055144</text:p>
          </table:table-cell>
          <table:table-cell office:value-type="float" office:value="256.629846399" calcext:value-type="float">
            <text:p>256,629846399</text:p>
          </table:table-cell>
          <table:table-cell table:formula="of:=AVERAGE([.C5];[.D5])" office:value-type="float" office:value="254.0965829535" calcext:value-type="float">
            <text:p>254,0965829535</text:p>
          </table:table-cell>
          <table:table-cell table:formula="of:=AVERAGE([.D5];[.E5])" office:value-type="float" office:value="251.64937902" calcext:value-type="float">
            <text:p>251,64937902</text:p>
          </table:table-cell>
          <table:table-cell/>
          <table:table-cell table:formula="of:=TRIMMEAN([.B5:.K5];0.2)" office:value-type="float" office:value="252.903984832938" calcext:value-type="float">
            <text:p>252,9039848329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4.710531471" calcext:value-type="float">
            <text:p>254,710531471</text:p>
          </table:table-cell>
          <table:table-cell office:value-type="float" office:value="254.836293845" calcext:value-type="float">
            <text:p>254,836293845</text:p>
          </table:table-cell>
          <table:table-cell office:value-type="float" office:value="255.060973942" calcext:value-type="float">
            <text:p>255,060973942</text:p>
          </table:table-cell>
          <table:table-cell office:value-type="float" office:value="253.095829081" calcext:value-type="float">
            <text:p>253,095829081</text:p>
          </table:table-cell>
          <table:table-cell office:value-type="float" office:value="252.285643721" calcext:value-type="float">
            <text:p>252,285643721</text:p>
          </table:table-cell>
          <table:table-cell office:value-type="float" office:value="253.926993775" calcext:value-type="float">
            <text:p>253,926993775</text:p>
          </table:table-cell>
          <table:table-cell office:value-type="float" office:value="255.816489791" calcext:value-type="float">
            <text:p>255,816489791</text:p>
          </table:table-cell>
          <table:table-cell office:value-type="float" office:value="261.796530765" calcext:value-type="float">
            <text:p>261,796530765</text:p>
          </table:table-cell>
          <table:table-cell table:formula="of:=AVERAGE([.C6];[.D6])" office:value-type="float" office:value="254.9486338935" calcext:value-type="float">
            <text:p>254,9486338935</text:p>
          </table:table-cell>
          <table:table-cell table:formula="of:=AVERAGE([.D6];[.E6])" office:value-type="float" office:value="254.0784015115" calcext:value-type="float">
            <text:p>254,0784015115</text:p>
          </table:table-cell>
          <table:table-cell/>
          <table:table-cell table:formula="of:=TRIMMEAN([.B6:.K6];0.2)" office:value-type="float" office:value="254.55926841375" calcext:value-type="float">
            <text:p>254,5592684138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5.604259446" calcext:value-type="float">
            <text:p>255,604259446</text:p>
          </table:table-cell>
          <table:table-cell office:value-type="float" office:value="258.498271432" calcext:value-type="float">
            <text:p>258,498271432</text:p>
          </table:table-cell>
          <table:table-cell office:value-type="float" office:value="258.181374216" calcext:value-type="float">
            <text:p>258,181374216</text:p>
          </table:table-cell>
          <table:table-cell office:value-type="float" office:value="263.879874407" calcext:value-type="float">
            <text:p>263,879874407</text:p>
          </table:table-cell>
          <table:table-cell office:value-type="float" office:value="255.332614456" calcext:value-type="float">
            <text:p>255,332614456</text:p>
          </table:table-cell>
          <table:table-cell office:value-type="float" office:value="257.198120135" calcext:value-type="float">
            <text:p>257,198120135</text:p>
          </table:table-cell>
          <table:table-cell office:value-type="float" office:value="259.926639225" calcext:value-type="float">
            <text:p>259,926639225</text:p>
          </table:table-cell>
          <table:table-cell office:value-type="float" office:value="257.658618877" calcext:value-type="float">
            <text:p>257,658618877</text:p>
          </table:table-cell>
          <table:table-cell table:formula="of:=AVERAGE([.C7];[.D7])" office:value-type="float" office:value="258.339822824" calcext:value-type="float">
            <text:p>258,339822824</text:p>
          </table:table-cell>
          <table:table-cell table:formula="of:=AVERAGE([.D7];[.E7])" office:value-type="float" office:value="261.0306243115" calcext:value-type="float">
            <text:p>261,0306243115</text:p>
          </table:table-cell>
          <table:table-cell/>
          <table:table-cell table:formula="of:=TRIMMEAN([.B7:.K7];0.2)" office:value-type="float" office:value="258.304716308312" calcext:value-type="float">
            <text:p>258,304716308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0.517699464" calcext:value-type="float">
            <text:p>250,517699464</text:p>
          </table:table-cell>
          <table:table-cell office:value-type="float" office:value="253.417482263" calcext:value-type="float">
            <text:p>253,417482263</text:p>
          </table:table-cell>
          <table:table-cell office:value-type="float" office:value="257.157732863" calcext:value-type="float">
            <text:p>257,157732863</text:p>
          </table:table-cell>
          <table:table-cell office:value-type="float" office:value="249.652581268" calcext:value-type="float">
            <text:p>249,652581268</text:p>
          </table:table-cell>
          <table:table-cell office:value-type="float" office:value="251.265574012" calcext:value-type="float">
            <text:p>251,265574012</text:p>
          </table:table-cell>
          <table:table-cell office:value-type="float" office:value="250.989920655" calcext:value-type="float">
            <text:p>250,989920655</text:p>
          </table:table-cell>
          <table:table-cell office:value-type="float" office:value="253.552906619" calcext:value-type="float">
            <text:p>253,552906619</text:p>
          </table:table-cell>
          <table:table-cell office:value-type="float" office:value="253.036273038" calcext:value-type="float">
            <text:p>253,036273038</text:p>
          </table:table-cell>
          <table:table-cell table:formula="of:=AVERAGE([.C8];[.D8])" office:value-type="float" office:value="255.287607563" calcext:value-type="float">
            <text:p>255,287607563</text:p>
          </table:table-cell>
          <table:table-cell table:formula="of:=AVERAGE([.D8];[.E8])" office:value-type="float" office:value="253.4051570655" calcext:value-type="float">
            <text:p>253,4051570655</text:p>
          </table:table-cell>
          <table:table-cell/>
          <table:table-cell table:formula="of:=TRIMMEAN([.B8:.K8];0.2)" office:value-type="float" office:value="252.684077584937" calcext:value-type="float">
            <text:p>252,684077584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7.004519824" calcext:value-type="float">
            <text:p>257,004519824</text:p>
          </table:table-cell>
          <table:table-cell office:value-type="float" office:value="256.129173635" calcext:value-type="float">
            <text:p>256,129173635</text:p>
          </table:table-cell>
          <table:table-cell office:value-type="float" office:value="256.180360251" calcext:value-type="float">
            <text:p>256,180360251</text:p>
          </table:table-cell>
          <table:table-cell office:value-type="float" office:value="250.959880876" calcext:value-type="float">
            <text:p>250,959880876</text:p>
          </table:table-cell>
          <table:table-cell office:value-type="float" office:value="252.563692847" calcext:value-type="float">
            <text:p>252,563692847</text:p>
          </table:table-cell>
          <table:table-cell office:value-type="float" office:value="254.673468063" calcext:value-type="float">
            <text:p>254,673468063</text:p>
          </table:table-cell>
          <table:table-cell office:value-type="float" office:value="256.757319321" calcext:value-type="float">
            <text:p>256,757319321</text:p>
          </table:table-cell>
          <table:table-cell office:value-type="float" office:value="255.621391744" calcext:value-type="float">
            <text:p>255,621391744</text:p>
          </table:table-cell>
          <table:table-cell table:formula="of:=AVERAGE([.C9];[.D9])" office:value-type="float" office:value="256.154766943" calcext:value-type="float">
            <text:p>256,154766943</text:p>
          </table:table-cell>
          <table:table-cell table:formula="of:=AVERAGE([.D9];[.E9])" office:value-type="float" office:value="253.5701205635" calcext:value-type="float">
            <text:p>253,5701205635</text:p>
          </table:table-cell>
          <table:table-cell/>
          <table:table-cell table:formula="of:=TRIMMEAN([.B9:.K9];0.2)" office:value-type="float" office:value="255.206286670938" calcext:value-type="float">
            <text:p>255,206286670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3.052067064" calcext:value-type="float">
            <text:p>253,052067064</text:p>
          </table:table-cell>
          <table:table-cell office:value-type="float" office:value="258.424905016" calcext:value-type="float">
            <text:p>258,424905016</text:p>
          </table:table-cell>
          <table:table-cell office:value-type="float" office:value="257.550049203" calcext:value-type="float">
            <text:p>257,550049203</text:p>
          </table:table-cell>
          <table:table-cell office:value-type="float" office:value="250.287870874" calcext:value-type="float">
            <text:p>250,287870874</text:p>
          </table:table-cell>
          <table:table-cell office:value-type="float" office:value="252.933934651" calcext:value-type="float">
            <text:p>252,933934651</text:p>
          </table:table-cell>
          <table:table-cell office:value-type="float" office:value="255.240954747" calcext:value-type="float">
            <text:p>255,240954747</text:p>
          </table:table-cell>
          <table:table-cell office:value-type="float" office:value="255.297943715" calcext:value-type="float">
            <text:p>255,297943715</text:p>
          </table:table-cell>
          <table:table-cell office:value-type="float" office:value="255.452662281" calcext:value-type="float">
            <text:p>255,452662281</text:p>
          </table:table-cell>
          <table:table-cell table:formula="of:=AVERAGE([.C10];[.D10])" office:value-type="float" office:value="257.9874771095" calcext:value-type="float">
            <text:p>257,9874771095</text:p>
          </table:table-cell>
          <table:table-cell table:formula="of:=AVERAGE([.D10];[.E10])" office:value-type="float" office:value="253.9189600385" calcext:value-type="float">
            <text:p>253,9189600385</text:p>
          </table:table-cell>
          <table:table-cell/>
          <table:table-cell table:formula="of:=TRIMMEAN([.B10:.K10];0.2)" office:value-type="float" office:value="255.179256101125" calcext:value-type="float">
            <text:p>255,1792561011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5.668100999" calcext:value-type="float">
            <text:p>255,668100999</text:p>
          </table:table-cell>
          <table:table-cell office:value-type="float" office:value="249.548502113" calcext:value-type="float">
            <text:p>249,548502113</text:p>
          </table:table-cell>
          <table:table-cell office:value-type="float" office:value="249.29094152" calcext:value-type="float">
            <text:p>249,29094152</text:p>
          </table:table-cell>
          <table:table-cell office:value-type="float" office:value="248.864246451" calcext:value-type="float">
            <text:p>248,864246451</text:p>
          </table:table-cell>
          <table:table-cell office:value-type="float" office:value="248.791850216" calcext:value-type="float">
            <text:p>248,791850216</text:p>
          </table:table-cell>
          <table:table-cell office:value-type="float" office:value="249.8084958" calcext:value-type="float">
            <text:p>249,8084958</text:p>
          </table:table-cell>
          <table:table-cell office:value-type="float" office:value="251.243611885" calcext:value-type="float">
            <text:p>251,243611885</text:p>
          </table:table-cell>
          <table:table-cell office:value-type="float" office:value="251.468359517" calcext:value-type="float">
            <text:p>251,468359517</text:p>
          </table:table-cell>
          <table:table-cell table:formula="of:=AVERAGE([.C11];[.D11])" office:value-type="float" office:value="249.4197218165" calcext:value-type="float">
            <text:p>249,4197218165</text:p>
          </table:table-cell>
          <table:table-cell table:formula="of:=AVERAGE([.D11];[.E11])" office:value-type="float" office:value="249.0775939855" calcext:value-type="float">
            <text:p>249,0775939855</text:p>
          </table:table-cell>
          <table:table-cell/>
          <table:table-cell table:formula="of:=TRIMMEAN([.B11:.K11];0.2)" office:value-type="float" office:value="249.840184136" calcext:value-type="float">
            <text:p>249,840184136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5.825614542" calcext:value-type="float">
            <text:p>245,825614542</text:p>
          </table:table-cell>
          <table:table-cell office:value-type="float" office:value="248.3380554" calcext:value-type="float">
            <text:p>248,3380554</text:p>
          </table:table-cell>
          <table:table-cell office:value-type="float" office:value="249.961556161" calcext:value-type="float">
            <text:p>249,961556161</text:p>
          </table:table-cell>
          <table:table-cell office:value-type="float" office:value="246.052693461" calcext:value-type="float">
            <text:p>246,052693461</text:p>
          </table:table-cell>
          <table:table-cell office:value-type="float" office:value="249.028868657" calcext:value-type="float">
            <text:p>249,028868657</text:p>
          </table:table-cell>
          <table:table-cell office:value-type="float" office:value="249.164101379" calcext:value-type="float">
            <text:p>249,164101379</text:p>
          </table:table-cell>
          <table:table-cell office:value-type="float" office:value="247.574637007" calcext:value-type="float">
            <text:p>247,574637007</text:p>
          </table:table-cell>
          <table:table-cell office:value-type="float" office:value="249.060387471" calcext:value-type="float">
            <text:p>249,060387471</text:p>
          </table:table-cell>
          <table:table-cell table:formula="of:=AVERAGE([.C12];[.D12])" office:value-type="float" office:value="249.1498057805" calcext:value-type="float">
            <text:p>249,1498057805</text:p>
          </table:table-cell>
          <table:table-cell table:formula="of:=AVERAGE([.D12];[.E12])" office:value-type="float" office:value="248.007124811" calcext:value-type="float">
            <text:p>248,007124811</text:p>
          </table:table-cell>
          <table:table-cell/>
          <table:table-cell table:formula="of:=TRIMMEAN([.B12:.K12];0.2)" office:value-type="float" office:value="248.296959245812" calcext:value-type="float">
            <text:p>248,2969592458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6.742303125" calcext:value-type="float">
            <text:p>256,742303125</text:p>
          </table:table-cell>
          <table:table-cell office:value-type="float" office:value="262.393780156" calcext:value-type="float">
            <text:p>262,393780156</text:p>
          </table:table-cell>
          <table:table-cell office:value-type="float" office:value="265.817833435" calcext:value-type="float">
            <text:p>265,817833435</text:p>
          </table:table-cell>
          <table:table-cell office:value-type="float" office:value="257.347190815" calcext:value-type="float">
            <text:p>257,347190815</text:p>
          </table:table-cell>
          <table:table-cell office:value-type="float" office:value="256.85749914" calcext:value-type="float">
            <text:p>256,85749914</text:p>
          </table:table-cell>
          <table:table-cell office:value-type="float" office:value="262.729804866" calcext:value-type="float">
            <text:p>262,729804866</text:p>
          </table:table-cell>
          <table:table-cell office:value-type="float" office:value="260.14658959" calcext:value-type="float">
            <text:p>260,14658959</text:p>
          </table:table-cell>
          <table:table-cell office:value-type="float" office:value="260.317066485" calcext:value-type="float">
            <text:p>260,317066485</text:p>
          </table:table-cell>
          <table:table-cell table:formula="of:=AVERAGE([.C13];[.D13])" office:value-type="float" office:value="264.1058067955" calcext:value-type="float">
            <text:p>264,1058067955</text:p>
          </table:table-cell>
          <table:table-cell table:formula="of:=AVERAGE([.D13];[.E13])" office:value-type="float" office:value="261.582512125" calcext:value-type="float">
            <text:p>261,582512125</text:p>
          </table:table-cell>
          <table:table-cell/>
          <table:table-cell table:formula="of:=TRIMMEAN([.B13:.K13];0.2)" office:value-type="float" office:value="260.685031246562" calcext:value-type="float">
            <text:p>260,6850312466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4.324375325" calcext:value-type="float">
            <text:p>254,324375325</text:p>
          </table:table-cell>
          <table:table-cell office:value-type="float" office:value="256.249424581" calcext:value-type="float">
            <text:p>256,249424581</text:p>
          </table:table-cell>
          <table:table-cell office:value-type="float" office:value="259.650936502" calcext:value-type="float">
            <text:p>259,650936502</text:p>
          </table:table-cell>
          <table:table-cell office:value-type="float" office:value="251.662144047" calcext:value-type="float">
            <text:p>251,662144047</text:p>
          </table:table-cell>
          <table:table-cell office:value-type="float" office:value="253.55712687" calcext:value-type="float">
            <text:p>253,55712687</text:p>
          </table:table-cell>
          <table:table-cell office:value-type="float" office:value="260.171055715" calcext:value-type="float">
            <text:p>260,171055715</text:p>
          </table:table-cell>
          <table:table-cell office:value-type="float" office:value="258.165007892" calcext:value-type="float">
            <text:p>258,165007892</text:p>
          </table:table-cell>
          <table:table-cell office:value-type="float" office:value="258.00304128" calcext:value-type="float">
            <text:p>258,00304128</text:p>
          </table:table-cell>
          <table:table-cell table:formula="of:=AVERAGE([.C14];[.D14])" office:value-type="float" office:value="257.9501805415" calcext:value-type="float">
            <text:p>257,9501805415</text:p>
          </table:table-cell>
          <table:table-cell table:formula="of:=AVERAGE([.D14];[.E14])" office:value-type="float" office:value="255.6565402745" calcext:value-type="float">
            <text:p>255,6565402745</text:p>
          </table:table-cell>
          <table:table-cell/>
          <table:table-cell table:formula="of:=TRIMMEAN([.B14:.K14];0.2)" office:value-type="float" office:value="256.69457915825" calcext:value-type="float">
            <text:p>256,694579158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46.248829702" calcext:value-type="float">
            <text:p>246,248829702</text:p>
          </table:table-cell>
          <table:table-cell office:value-type="float" office:value="250.029898355" calcext:value-type="float">
            <text:p>250,029898355</text:p>
          </table:table-cell>
          <table:table-cell office:value-type="float" office:value="249.958864048" calcext:value-type="float">
            <text:p>249,958864048</text:p>
          </table:table-cell>
          <table:table-cell office:value-type="float" office:value="246.560663015" calcext:value-type="float">
            <text:p>246,560663015</text:p>
          </table:table-cell>
          <table:table-cell office:value-type="float" office:value="247.656187247" calcext:value-type="float">
            <text:p>247,656187247</text:p>
          </table:table-cell>
          <table:table-cell office:value-type="float" office:value="249.235373224" calcext:value-type="float">
            <text:p>249,235373224</text:p>
          </table:table-cell>
          <table:table-cell office:value-type="float" office:value="248.901269862" calcext:value-type="float">
            <text:p>248,901269862</text:p>
          </table:table-cell>
          <table:table-cell table:formula="of:=AVERAGE([.B15];[.C15])" office:value-type="float" office:value="248.1393640285" calcext:value-type="float">
            <text:p>248,1393640285</text:p>
          </table:table-cell>
          <table:table-cell table:formula="of:=AVERAGE([.C15];[.D15])" office:value-type="float" office:value="249.9943812015" calcext:value-type="float">
            <text:p>249,9943812015</text:p>
          </table:table-cell>
          <table:table-cell table:formula="of:=AVERAGE([.D15];[.E15])" office:value-type="float" office:value="248.2597635315" calcext:value-type="float">
            <text:p>248,2597635315</text:p>
          </table:table-cell>
          <table:table-cell/>
          <table:table-cell table:formula="of:=TRIMMEAN([.B15:.K15];0.2)" office:value-type="float" office:value="248.588233269687" calcext:value-type="float">
            <text:p>248,5882332697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4.36444621" calcext:value-type="float">
            <text:p>254,36444621</text:p>
          </table:table-cell>
          <table:table-cell office:value-type="float" office:value="255.534788979" calcext:value-type="float">
            <text:p>255,534788979</text:p>
          </table:table-cell>
          <table:table-cell office:value-type="float" office:value="256.949394233" calcext:value-type="float">
            <text:p>256,949394233</text:p>
          </table:table-cell>
          <table:table-cell office:value-type="float" office:value="251.107606619" calcext:value-type="float">
            <text:p>251,107606619</text:p>
          </table:table-cell>
          <table:table-cell office:value-type="float" office:value="253.59763147" calcext:value-type="float">
            <text:p>253,59763147</text:p>
          </table:table-cell>
          <table:table-cell office:value-type="float" office:value="254.784787285" calcext:value-type="float">
            <text:p>254,784787285</text:p>
          </table:table-cell>
          <table:table-cell office:value-type="float" office:value="253.184127033" calcext:value-type="float">
            <text:p>253,184127033</text:p>
          </table:table-cell>
          <table:table-cell table:formula="of:=AVERAGE([.B16];[.C16])" office:value-type="float" office:value="254.9496175945" calcext:value-type="float">
            <text:p>254,9496175945</text:p>
          </table:table-cell>
          <table:table-cell table:formula="of:=AVERAGE([.C16];[.D16])" office:value-type="float" office:value="256.242091606" calcext:value-type="float">
            <text:p>256,242091606</text:p>
          </table:table-cell>
          <table:table-cell table:formula="of:=AVERAGE([.D16];[.E16])" office:value-type="float" office:value="254.028500426" calcext:value-type="float">
            <text:p>254,028500426</text:p>
          </table:table-cell>
          <table:table-cell/>
          <table:table-cell table:formula="of:=TRIMMEAN([.B16:.K16];0.2)" office:value-type="float" office:value="254.585748825438" calcext:value-type="float">
            <text:p>254,5857488254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53.089487675" calcext:value-type="float">
            <text:p>253,089487675</text:p>
          </table:table-cell>
          <table:table-cell office:value-type="float" office:value="255.105444189" calcext:value-type="float">
            <text:p>255,105444189</text:p>
          </table:table-cell>
          <table:table-cell office:value-type="float" office:value="254.327371836" calcext:value-type="float">
            <text:p>254,327371836</text:p>
          </table:table-cell>
          <table:table-cell office:value-type="float" office:value="252.018068299" calcext:value-type="float">
            <text:p>252,018068299</text:p>
          </table:table-cell>
          <table:table-cell office:value-type="float" office:value="251.490354808" calcext:value-type="float">
            <text:p>251,490354808</text:p>
          </table:table-cell>
          <table:table-cell office:value-type="float" office:value="252.844076958" calcext:value-type="float">
            <text:p>252,844076958</text:p>
          </table:table-cell>
          <table:table-cell office:value-type="float" office:value="253.159801506" calcext:value-type="float">
            <text:p>253,159801506</text:p>
          </table:table-cell>
          <table:table-cell table:formula="of:=AVERAGE([.B17];[.C17])" office:value-type="float" office:value="254.097465932" calcext:value-type="float">
            <text:p>254,097465932</text:p>
          </table:table-cell>
          <table:table-cell table:formula="of:=AVERAGE([.C17];[.D17])" office:value-type="float" office:value="254.7164080125" calcext:value-type="float">
            <text:p>254,7164080125</text:p>
          </table:table-cell>
          <table:table-cell table:formula="of:=AVERAGE([.D17];[.E17])" office:value-type="float" office:value="253.1727200675" calcext:value-type="float">
            <text:p>253,1727200675</text:p>
          </table:table-cell>
          <table:table-cell/>
          <table:table-cell table:formula="of:=TRIMMEAN([.B17:.K17];0.2)" office:value-type="float" office:value="253.42817503575" calcext:value-type="float">
            <text:p>253,4281750358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49.169840573" calcext:value-type="float">
            <text:p>249,169840573</text:p>
          </table:table-cell>
          <table:table-cell office:value-type="float" office:value="249.51605824" calcext:value-type="float">
            <text:p>249,51605824</text:p>
          </table:table-cell>
          <table:table-cell office:value-type="float" office:value="251.224490683" calcext:value-type="float">
            <text:p>251,224490683</text:p>
          </table:table-cell>
          <table:table-cell office:value-type="float" office:value="246.203459716" calcext:value-type="float">
            <text:p>246,203459716</text:p>
          </table:table-cell>
          <table:table-cell office:value-type="float" office:value="246.418627501" calcext:value-type="float">
            <text:p>246,418627501</text:p>
          </table:table-cell>
          <table:table-cell office:value-type="float" office:value="248.85022399" calcext:value-type="float">
            <text:p>248,85022399</text:p>
          </table:table-cell>
          <table:table-cell office:value-type="float" office:value="248.670425628" calcext:value-type="float">
            <text:p>248,670425628</text:p>
          </table:table-cell>
          <table:table-cell table:formula="of:=AVERAGE([.B18];[.C18])" office:value-type="float" office:value="249.3429494065" calcext:value-type="float">
            <text:p>249,3429494065</text:p>
          </table:table-cell>
          <table:table-cell table:formula="of:=AVERAGE([.C18];[.D18])" office:value-type="float" office:value="250.3702744615" calcext:value-type="float">
            <text:p>250,3702744615</text:p>
          </table:table-cell>
          <table:table-cell table:formula="of:=AVERAGE([.D18];[.E18])" office:value-type="float" office:value="248.7139751995" calcext:value-type="float">
            <text:p>248,7139751995</text:p>
          </table:table-cell>
          <table:table-cell/>
          <table:table-cell table:formula="of:=TRIMMEAN([.B18:.K18];0.2)" office:value-type="float" office:value="248.881546874937" calcext:value-type="float">
            <text:p>248,8815468749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8.610746835" calcext:value-type="float">
            <text:p>258,610746835</text:p>
          </table:table-cell>
          <table:table-cell office:value-type="float" office:value="255.52958871" calcext:value-type="float">
            <text:p>255,52958871</text:p>
          </table:table-cell>
          <table:table-cell office:value-type="float" office:value="257.741805307" calcext:value-type="float">
            <text:p>257,741805307</text:p>
          </table:table-cell>
          <table:table-cell office:value-type="float" office:value="255.543949617" calcext:value-type="float">
            <text:p>255,543949617</text:p>
          </table:table-cell>
          <table:table-cell office:value-type="float" office:value="255.985139025" calcext:value-type="float">
            <text:p>255,985139025</text:p>
          </table:table-cell>
          <table:table-cell office:value-type="float" office:value="257.449025226" calcext:value-type="float">
            <text:p>257,449025226</text:p>
          </table:table-cell>
          <table:table-cell office:value-type="float" office:value="258.117415877" calcext:value-type="float">
            <text:p>258,117415877</text:p>
          </table:table-cell>
          <table:table-cell table:formula="of:=AVERAGE([.B19];[.C19])" office:value-type="float" office:value="257.0701677725" calcext:value-type="float">
            <text:p>257,0701677725</text:p>
          </table:table-cell>
          <table:table-cell table:formula="of:=AVERAGE([.C19];[.D19])" office:value-type="float" office:value="256.6356970085" calcext:value-type="float">
            <text:p>256,6356970085</text:p>
          </table:table-cell>
          <table:table-cell table:formula="of:=AVERAGE([.D19];[.E19])" office:value-type="float" office:value="256.642877462" calcext:value-type="float">
            <text:p>256,642877462</text:p>
          </table:table-cell>
          <table:table-cell/>
          <table:table-cell table:formula="of:=TRIMMEAN([.B19:.K19];0.2)" office:value-type="float" office:value="256.898259661875" calcext:value-type="float">
            <text:p>256,8982596619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2.760937191" calcext:value-type="float">
            <text:p>252,760937191</text:p>
          </table:table-cell>
          <table:table-cell office:value-type="float" office:value="255.055273163" calcext:value-type="float">
            <text:p>255,055273163</text:p>
          </table:table-cell>
          <table:table-cell office:value-type="float" office:value="255.685110313" calcext:value-type="float">
            <text:p>255,685110313</text:p>
          </table:table-cell>
          <table:table-cell office:value-type="float" office:value="253.330440255" calcext:value-type="float">
            <text:p>253,330440255</text:p>
          </table:table-cell>
          <table:table-cell office:value-type="float" office:value="252.491710837" calcext:value-type="float">
            <text:p>252,491710837</text:p>
          </table:table-cell>
          <table:table-cell office:value-type="float" office:value="252.465464381" calcext:value-type="float">
            <text:p>252,465464381</text:p>
          </table:table-cell>
          <table:table-cell office:value-type="float" office:value="253.323136235" calcext:value-type="float">
            <text:p>253,323136235</text:p>
          </table:table-cell>
          <table:table-cell table:formula="of:=AVERAGE([.B20];[.C20])" office:value-type="float" office:value="253.908105177" calcext:value-type="float">
            <text:p>253,908105177</text:p>
          </table:table-cell>
          <table:table-cell table:formula="of:=AVERAGE([.C20];[.D20])" office:value-type="float" office:value="255.370191738" calcext:value-type="float">
            <text:p>255,370191738</text:p>
          </table:table-cell>
          <table:table-cell table:formula="of:=AVERAGE([.D20];[.E20])" office:value-type="float" office:value="254.507775284" calcext:value-type="float">
            <text:p>254,507775284</text:p>
          </table:table-cell>
          <table:table-cell/>
          <table:table-cell table:formula="of:=TRIMMEAN([.B20:.K20];0.2)" office:value-type="float" office:value="253.843446235" calcext:value-type="float">
            <text:p>253,84344623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53.387699629" calcext:value-type="float">
            <text:p>253,387699629</text:p>
          </table:table-cell>
          <table:table-cell office:value-type="float" office:value="255.201103751" calcext:value-type="float">
            <text:p>255,201103751</text:p>
          </table:table-cell>
          <table:table-cell office:value-type="float" office:value="259.81669595" calcext:value-type="float">
            <text:p>259,81669595</text:p>
          </table:table-cell>
          <table:table-cell office:value-type="float" office:value="251.028653183" calcext:value-type="float">
            <text:p>251,028653183</text:p>
          </table:table-cell>
          <table:table-cell office:value-type="float" office:value="250.872154833" calcext:value-type="float">
            <text:p>250,872154833</text:p>
          </table:table-cell>
          <table:table-cell office:value-type="float" office:value="251.98165101" calcext:value-type="float">
            <text:p>251,98165101</text:p>
          </table:table-cell>
          <table:table-cell office:value-type="float" office:value="251.08093605" calcext:value-type="float">
            <text:p>251,08093605</text:p>
          </table:table-cell>
          <table:table-cell table:formula="of:=AVERAGE([.B21];[.C21])" office:value-type="float" office:value="254.29440169" calcext:value-type="float">
            <text:p>254,29440169</text:p>
          </table:table-cell>
          <table:table-cell table:formula="of:=AVERAGE([.C21];[.D21])" office:value-type="float" office:value="257.5088998505" calcext:value-type="float">
            <text:p>257,5088998505</text:p>
          </table:table-cell>
          <table:table-cell table:formula="of:=AVERAGE([.D21];[.E21])" office:value-type="float" office:value="255.4226745665" calcext:value-type="float">
            <text:p>255,4226745665</text:p>
          </table:table-cell>
          <table:table-cell/>
          <table:table-cell table:formula="of:=TRIMMEAN([.B21:.K21];0.2)" office:value-type="float" office:value="253.73825246625" calcext:value-type="float">
            <text:p>253,7382524663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8.986605443" calcext:value-type="float">
            <text:p>258,986605443</text:p>
          </table:table-cell>
          <table:table-cell office:value-type="float" office:value="255.828160809" calcext:value-type="float">
            <text:p>255,828160809</text:p>
          </table:table-cell>
          <table:table-cell office:value-type="float" office:value="262.177592514" calcext:value-type="float">
            <text:p>262,177592514</text:p>
          </table:table-cell>
          <table:table-cell office:value-type="float" office:value="255.316032827" calcext:value-type="float">
            <text:p>255,316032827</text:p>
          </table:table-cell>
          <table:table-cell office:value-type="float" office:value="255.045135207" calcext:value-type="float">
            <text:p>255,045135207</text:p>
          </table:table-cell>
          <table:table-cell office:value-type="float" office:value="256.917086796" calcext:value-type="float">
            <text:p>256,917086796</text:p>
          </table:table-cell>
          <table:table-cell office:value-type="float" office:value="257.392749903" calcext:value-type="float">
            <text:p>257,392749903</text:p>
          </table:table-cell>
          <table:table-cell table:formula="of:=AVERAGE([.B22];[.C22])" office:value-type="float" office:value="257.407383126" calcext:value-type="float">
            <text:p>257,407383126</text:p>
          </table:table-cell>
          <table:table-cell table:formula="of:=AVERAGE([.C22];[.D22])" office:value-type="float" office:value="259.0028766615" calcext:value-type="float">
            <text:p>259,0028766615</text:p>
          </table:table-cell>
          <table:table-cell table:formula="of:=AVERAGE([.D22];[.E22])" office:value-type="float" office:value="258.7468126705" calcext:value-type="float">
            <text:p>258,7468126705</text:p>
          </table:table-cell>
          <table:table-cell/>
          <table:table-cell table:formula="of:=TRIMMEAN([.B22:.K22];0.2)" office:value-type="float" office:value="257.4497135295" calcext:value-type="float">
            <text:p>257,449713529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52.332280711" calcext:value-type="float">
            <text:p>252,332280711</text:p>
          </table:table-cell>
          <table:table-cell office:value-type="float" office:value="249.301536745" calcext:value-type="float">
            <text:p>249,301536745</text:p>
          </table:table-cell>
          <table:table-cell office:value-type="float" office:value="252.916254329" calcext:value-type="float">
            <text:p>252,916254329</text:p>
          </table:table-cell>
          <table:table-cell office:value-type="float" office:value="255.13860025" calcext:value-type="float">
            <text:p>255,13860025</text:p>
          </table:table-cell>
          <table:table-cell office:value-type="float" office:value="250.576913289" calcext:value-type="float">
            <text:p>250,576913289</text:p>
          </table:table-cell>
          <table:table-cell office:value-type="float" office:value="252.105632027" calcext:value-type="float">
            <text:p>252,105632027</text:p>
          </table:table-cell>
          <table:table-cell office:value-type="float" office:value="249.139568804" calcext:value-type="float">
            <text:p>249,139568804</text:p>
          </table:table-cell>
          <table:table-cell table:formula="of:=AVERAGE([.B23];[.C23])" office:value-type="float" office:value="250.816908728" calcext:value-type="float">
            <text:p>250,816908728</text:p>
          </table:table-cell>
          <table:table-cell table:formula="of:=AVERAGE([.C23];[.D23])" office:value-type="float" office:value="251.108895537" calcext:value-type="float">
            <text:p>251,108895537</text:p>
          </table:table-cell>
          <table:table-cell table:formula="of:=AVERAGE([.D23];[.E23])" office:value-type="float" office:value="254.0274272895" calcext:value-type="float">
            <text:p>254,0274272895</text:p>
          </table:table-cell>
          <table:table-cell/>
          <table:table-cell table:formula="of:=TRIMMEAN([.B23:.K23];0.2)" office:value-type="float" office:value="251.648231081938" calcext:value-type="float">
            <text:p>251,648231081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3.196700611" calcext:value-type="float">
            <text:p>253,196700611</text:p>
          </table:table-cell>
          <table:table-cell office:value-type="float" office:value="254.765493473" calcext:value-type="float">
            <text:p>254,765493473</text:p>
          </table:table-cell>
          <table:table-cell office:value-type="float" office:value="253.320522444" calcext:value-type="float">
            <text:p>253,320522444</text:p>
          </table:table-cell>
          <table:table-cell office:value-type="float" office:value="248.725297259" calcext:value-type="float">
            <text:p>248,725297259</text:p>
          </table:table-cell>
          <table:table-cell office:value-type="float" office:value="250.998585529" calcext:value-type="float">
            <text:p>250,998585529</text:p>
          </table:table-cell>
          <table:table-cell office:value-type="float" office:value="252.755557011" calcext:value-type="float">
            <text:p>252,755557011</text:p>
          </table:table-cell>
          <table:table-cell office:value-type="float" office:value="253.209729028" calcext:value-type="float">
            <text:p>253,209729028</text:p>
          </table:table-cell>
          <table:table-cell table:formula="of:=AVERAGE([.B24];[.C24])" office:value-type="float" office:value="253.981097042" calcext:value-type="float">
            <text:p>253,981097042</text:p>
          </table:table-cell>
          <table:table-cell table:formula="of:=AVERAGE([.C24];[.D24])" office:value-type="float" office:value="254.0430079585" calcext:value-type="float">
            <text:p>254,0430079585</text:p>
          </table:table-cell>
          <table:table-cell table:formula="of:=AVERAGE([.D24];[.E24])" office:value-type="float" office:value="251.0229098515" calcext:value-type="float">
            <text:p>251,0229098515</text:p>
          </table:table-cell>
          <table:table-cell/>
          <table:table-cell table:formula="of:=TRIMMEAN([.B24:.K24];0.2)" office:value-type="float" office:value="252.816013684375" calcext:value-type="float">
            <text:p>252,816013684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6.221511529" calcext:value-type="float">
            <text:p>266,221511529</text:p>
          </table:table-cell>
          <table:table-cell office:value-type="float" office:value="264.241019513" calcext:value-type="float">
            <text:p>264,241019513</text:p>
          </table:table-cell>
          <table:table-cell office:value-type="float" office:value="266.424238069" calcext:value-type="float">
            <text:p>266,424238069</text:p>
          </table:table-cell>
          <table:table-cell office:value-type="float" office:value="258.661590573" calcext:value-type="float">
            <text:p>258,661590573</text:p>
          </table:table-cell>
          <table:table-cell office:value-type="float" office:value="261.177158228" calcext:value-type="float">
            <text:p>261,177158228</text:p>
          </table:table-cell>
          <table:table-cell office:value-type="float" office:value="264.014282714" calcext:value-type="float">
            <text:p>264,014282714</text:p>
          </table:table-cell>
          <table:table-cell office:value-type="float" office:value="263.501966739" calcext:value-type="float">
            <text:p>263,501966739</text:p>
          </table:table-cell>
          <table:table-cell table:formula="of:=AVERAGE([.B25];[.C25])" office:value-type="float" office:value="265.231265521" calcext:value-type="float">
            <text:p>265,231265521</text:p>
          </table:table-cell>
          <table:table-cell table:formula="of:=AVERAGE([.C25];[.D25])" office:value-type="float" office:value="265.332628791" calcext:value-type="float">
            <text:p>265,332628791</text:p>
          </table:table-cell>
          <table:table-cell table:formula="of:=AVERAGE([.D25];[.E25])" office:value-type="float" office:value="262.542914321" calcext:value-type="float">
            <text:p>262,542914321</text:p>
          </table:table-cell>
          <table:table-cell/>
          <table:table-cell table:formula="of:=TRIMMEAN([.B25:.K25];0.2)" office:value-type="float" office:value="264.0328434195" calcext:value-type="float">
            <text:p>264,0328434195</text:p>
          </table:table-cell>
        </table:table-row>
        <table:table-row table:style-name="ro1">
          <table:table-cell office:value-type="string" calcext:value-type="string">
            <text:p>201607_BolsaFamiliaFolhaPagamento.csv</text:p>
          </table:table-cell>
          <table:table-cell office:value-type="float" office:value="251.819775563" calcext:value-type="float">
            <text:p>251,819775563</text:p>
          </table:table-cell>
          <table:table-cell office:value-type="float" office:value="249.027870085" calcext:value-type="float">
            <text:p>249,027870085</text:p>
          </table:table-cell>
          <table:table-cell office:value-type="float" office:value="251.090740519" calcext:value-type="float">
            <text:p>251,090740519</text:p>
          </table:table-cell>
          <table:table-cell office:value-type="float" office:value="248.158539336" calcext:value-type="float">
            <text:p>248,158539336</text:p>
          </table:table-cell>
          <table:table-cell office:value-type="float" office:value="251.606541851" calcext:value-type="float">
            <text:p>251,606541851</text:p>
          </table:table-cell>
          <table:table-cell office:value-type="float" office:value="251.708617293" calcext:value-type="float">
            <text:p>251,708617293</text:p>
          </table:table-cell>
          <table:table-cell office:value-type="float" office:value="252.134835166" calcext:value-type="float">
            <text:p>252,134835166</text:p>
          </table:table-cell>
          <table:table-cell table:formula="of:=AVERAGE([.B26];[.C26])" office:value-type="float" office:value="250.423822824" calcext:value-type="float">
            <text:p>250,423822824</text:p>
          </table:table-cell>
          <table:table-cell table:formula="of:=AVERAGE([.C26];[.D26])" office:value-type="float" office:value="250.059305302" calcext:value-type="float">
            <text:p>250,059305302</text:p>
          </table:table-cell>
          <table:table-cell table:formula="of:=AVERAGE([.D26];[.E26])" office:value-type="float" office:value="249.6246399275" calcext:value-type="float">
            <text:p>249,6246399275</text:p>
          </table:table-cell>
          <table:table-cell/>
          <table:table-cell table:formula="of:=TRIMMEAN([.B26:.K26];0.2)" office:value-type="float" office:value="250.670164170562" calcext:value-type="float">
            <text:p>250,6701641706</text:p>
          </table:table-cell>
        </table:table-row>
        <table:table-row table:style-name="ro1">
          <table:table-cell office:value-type="string" calcext:value-type="string">
            <text:p>201608_BolsaFamiliaFolhaPagamento.csv</text:p>
          </table:table-cell>
          <table:table-cell office:value-type="float" office:value="256.704360198" calcext:value-type="float">
            <text:p>256,704360198</text:p>
          </table:table-cell>
          <table:table-cell office:value-type="float" office:value="256.27300179" calcext:value-type="float">
            <text:p>256,27300179</text:p>
          </table:table-cell>
          <table:table-cell office:value-type="float" office:value="252.246293921" calcext:value-type="float">
            <text:p>252,246293921</text:p>
          </table:table-cell>
          <table:table-cell office:value-type="float" office:value="253.469721633" calcext:value-type="float">
            <text:p>253,469721633</text:p>
          </table:table-cell>
          <table:table-cell office:value-type="float" office:value="260.620620381" calcext:value-type="float">
            <text:p>260,620620381</text:p>
          </table:table-cell>
          <table:table-cell office:value-type="float" office:value="258.730313518" calcext:value-type="float">
            <text:p>258,730313518</text:p>
          </table:table-cell>
          <table:table-cell office:value-type="float" office:value="258.136771429" calcext:value-type="float">
            <text:p>258,136771429</text:p>
          </table:table-cell>
          <table:table-cell table:formula="of:=AVERAGE([.B27];[.C27])" office:value-type="float" office:value="256.488680994" calcext:value-type="float">
            <text:p>256,488680994</text:p>
          </table:table-cell>
          <table:table-cell table:formula="of:=AVERAGE([.C27];[.D27])" office:value-type="float" office:value="254.2596478555" calcext:value-type="float">
            <text:p>254,2596478555</text:p>
          </table:table-cell>
          <table:table-cell table:formula="of:=AVERAGE([.D27];[.E27])" office:value-type="float" office:value="252.858007777" calcext:value-type="float">
            <text:p>252,858007777</text:p>
          </table:table-cell>
          <table:table-cell/>
          <table:table-cell table:formula="of:=TRIMMEAN([.B27:.K27];0.2)" office:value-type="float" office:value="255.865063149312" calcext:value-type="float">
            <text:p>255,8650631493</text:p>
          </table:table-cell>
        </table:table-row>
        <table:table-row table:style-name="ro1">
          <table:table-cell office:value-type="string" calcext:value-type="string">
            <text:p>201609_BolsaFamiliaFolhaPagamento.csv</text:p>
          </table:table-cell>
          <table:table-cell office:value-type="float" office:value="250.307750454" calcext:value-type="float">
            <text:p>250,307750454</text:p>
          </table:table-cell>
          <table:table-cell office:value-type="float" office:value="249.415960914" calcext:value-type="float">
            <text:p>249,415960914</text:p>
          </table:table-cell>
          <table:table-cell office:value-type="float" office:value="247.284936682" calcext:value-type="float">
            <text:p>247,284936682</text:p>
          </table:table-cell>
          <table:table-cell office:value-type="float" office:value="249.204281686" calcext:value-type="float">
            <text:p>249,204281686</text:p>
          </table:table-cell>
          <table:table-cell office:value-type="float" office:value="248.393678825" calcext:value-type="float">
            <text:p>248,393678825</text:p>
          </table:table-cell>
          <table:table-cell office:value-type="float" office:value="251.258067393" calcext:value-type="float">
            <text:p>251,258067393</text:p>
          </table:table-cell>
          <table:table-cell office:value-type="float" office:value="250.114519897" calcext:value-type="float">
            <text:p>250,114519897</text:p>
          </table:table-cell>
          <table:table-cell table:formula="of:=AVERAGE([.B28];[.C28])" office:value-type="float" office:value="249.861855684" calcext:value-type="float">
            <text:p>249,861855684</text:p>
          </table:table-cell>
          <table:table-cell table:formula="of:=AVERAGE([.C28];[.D28])" office:value-type="float" office:value="248.350448798" calcext:value-type="float">
            <text:p>248,350448798</text:p>
          </table:table-cell>
          <table:table-cell table:formula="of:=AVERAGE([.D28];[.E28])" office:value-type="float" office:value="248.244609184" calcext:value-type="float">
            <text:p>248,244609184</text:p>
          </table:table-cell>
          <table:table-cell/>
          <table:table-cell table:formula="of:=TRIMMEAN([.B28:.K28];0.2)" office:value-type="float" office:value="249.23663818025" calcext:value-type="float">
            <text:p>249,2366381803</text:p>
          </table:table-cell>
        </table:table-row>
        <table:table-row table:style-name="ro1">
          <table:table-cell office:value-type="string" calcext:value-type="string">
            <text:p>201610_BolsaFamiliaFolhaPagamento.csv</text:p>
          </table:table-cell>
          <table:table-cell office:value-type="float" office:value="255.055826508" calcext:value-type="float">
            <text:p>255,055826508</text:p>
          </table:table-cell>
          <table:table-cell office:value-type="float" office:value="255.215904712" calcext:value-type="float">
            <text:p>255,215904712</text:p>
          </table:table-cell>
          <table:table-cell office:value-type="float" office:value="257.07145752" calcext:value-type="float">
            <text:p>257,07145752</text:p>
          </table:table-cell>
          <table:table-cell office:value-type="float" office:value="251.088519134" calcext:value-type="float">
            <text:p>251,088519134</text:p>
          </table:table-cell>
          <table:table-cell office:value-type="float" office:value="250.688949124" calcext:value-type="float">
            <text:p>250,688949124</text:p>
          </table:table-cell>
          <table:table-cell office:value-type="float" office:value="255.470134587" calcext:value-type="float">
            <text:p>255,470134587</text:p>
          </table:table-cell>
          <table:table-cell office:value-type="float" office:value="254.39953726" calcext:value-type="float">
            <text:p>254,39953726</text:p>
          </table:table-cell>
          <table:table-cell table:formula="of:=AVERAGE([.B29];[.C29])" office:value-type="float" office:value="255.13586561" calcext:value-type="float">
            <text:p>255,13586561</text:p>
          </table:table-cell>
          <table:table-cell table:formula="of:=AVERAGE([.C29];[.D29])" office:value-type="float" office:value="256.143681116" calcext:value-type="float">
            <text:p>256,143681116</text:p>
          </table:table-cell>
          <table:table-cell table:formula="of:=AVERAGE([.D29];[.E29])" office:value-type="float" office:value="254.079988327" calcext:value-type="float">
            <text:p>254,079988327</text:p>
          </table:table-cell>
          <table:table-cell/>
          <table:table-cell table:formula="of:=TRIMMEAN([.B29:.K29];0.2)" office:value-type="float" office:value="254.57368215675" calcext:value-type="float">
            <text:p>254,5736821568</text:p>
          </table:table-cell>
        </table:table-row>
        <table:table-row table:style-name="ro1">
          <table:table-cell office:value-type="string" calcext:value-type="string">
            <text:p>201611_BolsaFamiliaFolhaPagamento.csv</text:p>
          </table:table-cell>
          <table:table-cell office:value-type="float" office:value="247.635942248" calcext:value-type="float">
            <text:p>247,635942248</text:p>
          </table:table-cell>
          <table:table-cell office:value-type="float" office:value="250.851144706" calcext:value-type="float">
            <text:p>250,851144706</text:p>
          </table:table-cell>
          <table:table-cell office:value-type="float" office:value="246.497848326" calcext:value-type="float">
            <text:p>246,497848326</text:p>
          </table:table-cell>
          <table:table-cell office:value-type="float" office:value="247.030669771" calcext:value-type="float">
            <text:p>247,030669771</text:p>
          </table:table-cell>
          <table:table-cell office:value-type="float" office:value="249.224591016" calcext:value-type="float">
            <text:p>249,224591016</text:p>
          </table:table-cell>
          <table:table-cell office:value-type="float" office:value="247.151808482" calcext:value-type="float">
            <text:p>247,151808482</text:p>
          </table:table-cell>
          <table:table-cell office:value-type="float" office:value="251.801853568" calcext:value-type="float">
            <text:p>251,801853568</text:p>
          </table:table-cell>
          <table:table-cell table:formula="of:=AVERAGE([.B30];[.C30])" office:value-type="float" office:value="249.243543477" calcext:value-type="float">
            <text:p>249,243543477</text:p>
          </table:table-cell>
          <table:table-cell table:formula="of:=AVERAGE([.C30];[.D30])" office:value-type="float" office:value="248.674496516" calcext:value-type="float">
            <text:p>248,674496516</text:p>
          </table:table-cell>
          <table:table-cell table:formula="of:=AVERAGE([.D30];[.E30])" office:value-type="float" office:value="246.7642590485" calcext:value-type="float">
            <text:p>246,7642590485</text:p>
          </table:table-cell>
          <table:table-cell/>
          <table:table-cell table:formula="of:=TRIMMEAN([.B30:.K30];0.2)" office:value-type="float" office:value="248.322056908062" calcext:value-type="float">
            <text:p>248,3220569081</text:p>
          </table:table-cell>
        </table:table-row>
        <table:table-row table:style-name="ro1">
          <table:table-cell office:value-type="string" calcext:value-type="string">
            <text:p>201612_BolsaFamiliaFolhaPagamento.csv</text:p>
          </table:table-cell>
          <table:table-cell office:value-type="float" office:value="246.186709219" calcext:value-type="float">
            <text:p>246,186709219</text:p>
          </table:table-cell>
          <table:table-cell office:value-type="float" office:value="244.324089164" calcext:value-type="float">
            <text:p>244,324089164</text:p>
          </table:table-cell>
          <table:table-cell office:value-type="float" office:value="241.435615909" calcext:value-type="float">
            <text:p>241,435615909</text:p>
          </table:table-cell>
          <table:table-cell office:value-type="float" office:value="242.512608034" calcext:value-type="float">
            <text:p>242,512608034</text:p>
          </table:table-cell>
          <table:table-cell office:value-type="float" office:value="243.051365516" calcext:value-type="float">
            <text:p>243,051365516</text:p>
          </table:table-cell>
          <table:table-cell office:value-type="float" office:value="243.252620761" calcext:value-type="float">
            <text:p>243,252620761</text:p>
          </table:table-cell>
          <table:table-cell office:value-type="float" office:value="245.778887404" calcext:value-type="float">
            <text:p>245,778887404</text:p>
          </table:table-cell>
          <table:table-cell table:formula="of:=AVERAGE([.B31];[.C31])" office:value-type="float" office:value="245.2553991915" calcext:value-type="float">
            <text:p>245,2553991915</text:p>
          </table:table-cell>
          <table:table-cell table:formula="of:=AVERAGE([.C31];[.D31])" office:value-type="float" office:value="242.8798525365" calcext:value-type="float">
            <text:p>242,8798525365</text:p>
          </table:table-cell>
          <table:table-cell table:formula="of:=AVERAGE([.D31];[.E31])" office:value-type="float" office:value="241.9741119715" calcext:value-type="float">
            <text:p>241,9741119715</text:p>
          </table:table-cell>
          <table:table-cell/>
          <table:table-cell table:formula="of:=TRIMMEAN([.B31:.K31];0.2)" office:value-type="float" office:value="243.628616822313" calcext:value-type="float">
            <text:p>243,62861682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31])" office:value-type="float" office:value="7612.41244210744" calcext:value-type="float">
            <text:p>7612,4124421074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6.85mm" svg:y="20.39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number-columns-repeated="2"/>
          <table:table-cell table:formula="of:=[2CM.M33]" office:value-type="float" office:value="9100.345091007" calcext:value-type="float">
            <text:p>9100,345091007</text:p>
          </table:table-cell>
          <table:table-cell table:formula="of:=[4CM.M33]" office:value-type="float" office:value="8360.19796977158" calcext:value-type="float">
            <text:p>8360,1979697716</text:p>
          </table:table-cell>
          <table:table-cell table:formula="of:=[6CM.M33]" office:value-type="float" office:value="7612.41244210744" calcext:value-type="float">
            <text:p>7612,4124421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8:35:18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09:14.417000000</meta:creation-date>
    <dc:date>2017-08-16T08:36:31.914000000</dc:date>
    <meta:editing-duration>PT34M2S</meta:editing-duration>
    <meta:editing-cycles>10</meta:editing-cycles>
    <meta:generator>LibreOffice/4.4.7.2$Windows_x86 LibreOffice_project/f3153a8b245191196a4b6b9abd1d0da16eead600</meta:generator>
    <meta:document-statistic meta:table-count="5" meta:cell-count="1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5.B2:Sheet5.B2</svg:desc>
                </draw:g>
              </table:table-cell>
              <table:table-cell office:value-type="float" office:value="9100.345091007">
                <text:p>9100.345091007</text:p>
                <draw:g>
                  <svg:desc>Sheet5.C2:Sheet5.C2</svg:desc>
                </draw:g>
              </table:table-cell>
              <table:table-cell office:value-type="float" office:value="8360.19796977158">
                <text:p>8360.19796977158</text:p>
                <draw:g>
                  <svg:desc>Sheet5.D2:Sheet5.D2</svg:desc>
                </draw:g>
              </table:table-cell>
              <table:table-cell office:value-type="float" office:value="7612.41244210744">
                <text:p>7612.41244210744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